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Caslon-Italic" svg:font-family="ACaslon-Italic" style:font-family-generic="roman"/>
    <style:font-face style:name="Arial Unicode MS2" svg:font-family="'Arial Unicode MS'" style:font-family-generic="swiss"/>
    <style:font-face style:name="Century Gothic" svg:font-family="'Century Gothic'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18.002cm" table:align="left" style:writing-mode="lr-tb"/>
    </style:style>
    <style:style style:name="Tabla1.A" style:family="table-column">
      <style:table-column-properties style:column-width="11.869cm"/>
    </style:style>
    <style:style style:name="Tabla1.B" style:family="table-column">
      <style:table-column-properties style:column-width="6.133cm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top" fo:padding="0.101cm" fo:border-left="0.5pt solid #000000" fo:border-right="0.5pt solid #000000" fo:border-top="1.5pt solid #000000" fo:border-bottom="0.5pt solid #ff9900" style:writing-mode="lr-tb"/>
    </style:style>
    <style:style style:name="Tabla1.B1" style:family="table-cell">
      <style:table-cell-properties style:vertical-align="top" fo:padding="0.101cm" fo:border-left="0.5pt solid #000000" fo:border-right="0.5pt solid #000000" fo:border-top="1.5pt solid #000000" fo:border-bottom="0.5pt solid #000000" style:writing-mode="lr-tb"/>
    </style:style>
    <style:style style:name="Tabla1.B2" style:family="table-cell">
      <style:table-cell-properties style:vertical-align="top" fo:padding="0.101cm" fo:border="0.5pt solid #000000" style:writing-mode="lr-tb"/>
    </style:style>
    <style:style style:name="Tabla2" style:family="table">
      <style:table-properties style:width="18.002cm" table:align="left" style:writing-mode="lr-tb"/>
    </style:style>
    <style:style style:name="Tabla2.A" style:family="table-column">
      <style:table-column-properties style:column-width="18.00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101cm" fo:border="0.5pt solid #000000" style:writing-mode="lr-tb"/>
    </style:style>
    <style:style style:name="Tabla3" style:family="table">
      <style:table-properties style:width="18.002cm" table:align="left" style:writing-mode="lr-tb"/>
    </style:style>
    <style:style style:name="Tabla3.A" style:family="table-column">
      <style:table-column-properties style:column-width="9.502cm"/>
    </style:style>
    <style:style style:name="Tabla3.B" style:family="table-column">
      <style:table-column-properties style:column-width="4.613cm"/>
    </style:style>
    <style:style style:name="Tabla3.C" style:family="table-column">
      <style:table-column-properties style:column-width="3.888cm"/>
    </style:style>
    <style:style style:name="Tabla3.1" style:family="table-row">
      <style:table-row-properties style:min-row-height="1.005cm" fo:keep-together="auto"/>
    </style:style>
    <style:style style:name="Tabla3.A1" style:family="table-cell">
      <style:table-cell-properties style:vertical-align="top" fo:padding="0.101cm" fo:border="1.5pt solid #000000" style:writing-mode="lr-tb"/>
    </style:style>
    <style:style style:name="Tabla5" style:family="table">
      <style:table-properties style:width="18.002cm" table:align="left" style:writing-mode="lr-tb"/>
    </style:style>
    <style:style style:name="Tabla5.A" style:family="table-column">
      <style:table-column-properties style:column-width="9.001cm"/>
    </style:style>
    <style:style style:name="Tabla5.1" style:family="table-row">
      <style:table-row-properties style:min-row-height="0.7cm" fo:keep-together="auto"/>
    </style:style>
    <style:style style:name="Tabla5.A1" style:family="table-cell">
      <style:table-cell-properties style:vertical-align="top" fo:padding="0.101cm" fo:border="1.5pt solid #000000" style:writing-mode="lr-tb"/>
    </style:style>
    <style:style style:name="Tabla6" style:family="table">
      <style:table-properties style:width="18.002cm" table:align="left" style:writing-mode="lr-tb"/>
    </style:style>
    <style:style style:name="Tabla6.A" style:family="table-column">
      <style:table-column-properties style:column-width="8.752cm"/>
    </style:style>
    <style:style style:name="Tabla6.B" style:family="table-column">
      <style:table-column-properties style:column-width="3.5cm"/>
    </style:style>
    <style:style style:name="Tabla6.C" style:family="table-column">
      <style:table-column-properties style:column-width="5.7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e6e6e6" fo:padding="0.101cm" fo:border="1.5pt solid #000000" style:writing-mode="lr-tb">
        <style:background-image/>
      </style:table-cell-properties>
    </style:style>
    <style:style style:name="Tabla6.2" style:family="table-row">
      <style:table-row-properties style:min-row-height="0.7cm" fo:keep-together="auto"/>
    </style:style>
    <style:style style:name="Tabla6.A2" style:family="table-cell">
      <style:table-cell-properties style:vertical-align="top" fo:padding="0.101cm" fo:border="1.5pt solid #000000" style:writing-mode="lr-tb"/>
    </style:style>
    <style:style style:name="Tabla6.B2" style:family="table-cell">
      <style:table-cell-properties style:vertical-align="top" fo:padding="0.101cm" fo:border="1.5pt solid #000000" style:writing-mode="lr-tb"/>
    </style:style>
    <style:style style:name="Tabla6.C2" style:family="table-cell">
      <style:table-cell-properties style:vertical-align="top" fo:padding="0.101cm" fo:border="1.5pt solid #000000" style:writing-mode="lr-tb"/>
    </style:style>
    <style:style style:name="Tabla6.A3" style:family="table-cell">
      <style:table-cell-properties style:vertical-align="top" fo:padding="0.101cm" fo:border="1.5pt solid #000000" style:writing-mode="lr-tb"/>
    </style:style>
    <style:style style:name="Tabla6.B3" style:family="table-cell">
      <style:table-cell-properties style:vertical-align="top" fo:padding="0.101cm" fo:border="1.5pt solid #000000" style:writing-mode="lr-tb"/>
    </style:style>
    <style:style style:name="Tabla6.C3" style:family="table-cell">
      <style:table-cell-properties style:vertical-align="top" fo:padding="0.101cm" fo:border="1.5pt solid #000000" style:writing-mode="lr-tb"/>
    </style:style>
    <style:style style:name="Tabla6.A4" style:family="table-cell">
      <style:table-cell-properties style:vertical-align="top" fo:padding="0.101cm" fo:border="1.5pt solid #000000" style:writing-mode="lr-tb"/>
    </style:style>
    <style:style style:name="Tabla6.B4" style:family="table-cell">
      <style:table-cell-properties style:vertical-align="top" fo:padding="0.101cm" fo:border="1.5pt solid #000000" style:writing-mode="lr-tb"/>
    </style:style>
    <style:style style:name="Tabla6.C4" style:family="table-cell">
      <style:table-cell-properties style:vertical-align="top" fo:padding="0.101cm" fo:border="1.5pt solid #000000" style:writing-mode="lr-tb"/>
    </style:style>
    <style:style style:name="Tabla6.A5" style:family="table-cell">
      <style:table-cell-properties style:vertical-align="top" fo:padding="0.101cm" fo:border="1.5pt solid #000000" style:writing-mode="lr-tb"/>
    </style:style>
    <style:style style:name="Tabla7" style:family="table">
      <style:table-properties style:width="18.002cm" table:align="left" style:writing-mode="lr-tb"/>
    </style:style>
    <style:style style:name="Tabla7.A" style:family="table-column">
      <style:table-column-properties style:column-width="18.002cm"/>
    </style:style>
    <style:style style:name="Tabla7.1" style:family="table-row">
      <style:table-row-properties style:min-row-height="0.7cm" fo:keep-together="auto"/>
    </style:style>
    <style:style style:name="Tabla7.A1" style:family="table-cell">
      <style:table-cell-properties style:vertical-align="top" fo:padding="0.101cm" fo:border="1.5pt solid #000000" style:writing-mode="lr-tb"/>
    </style:style>
    <style:style style:name="Tabla8" style:family="table">
      <style:table-properties style:width="18.002cm" table:align="left" style:writing-mode="lr-tb"/>
    </style:style>
    <style:style style:name="Tabla8.A" style:family="table-column">
      <style:table-column-properties style:column-width="18.002cm"/>
    </style:style>
    <style:style style:name="Tabla8.1" style:family="table-row">
      <style:table-row-properties style:min-row-height="0.7cm" fo:keep-together="auto"/>
    </style:style>
    <style:style style:name="Tabla8.A1" style:family="table-cell">
      <style:table-cell-properties style:vertical-align="top" fo:padding="0.101cm" fo:border="1.5pt solid #000000" style:writing-mode="lr-tb"/>
    </style:style>
    <style:style style:name="P1" style:family="paragraph" style:parent-style-name="Footer">
      <style:paragraph-properties fo:margin-left="1.6cm" fo:margin-right="0cm" fo:text-align="start" style:justify-single-word="false" fo:text-indent="-1.6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0pt" fo:background-color="#d9d9d9" style:font-size-asian="10pt" style:font-name-complex="Arial" style:font-size-complex="10pt"/>
    </style:style>
    <style:style style:name="P5" style:family="paragraph" style:parent-style-name="Standard">
      <style:paragraph-properties fo:margin-left="0.007cm" fo:margin-right="0cm" fo:text-indent="0cm" style:auto-text-indent="false">
        <style:tab-stops>
          <style:tab-stop style:position="0.007cm"/>
        </style:tab-stops>
      </style:paragraph-properties>
      <style:text-properties style:font-name="Arial" fo:font-size="8pt" fo:background-color="#d9d9d9" style:font-size-asian="8pt" style:font-name-complex="Arial" style:font-size-complex="8pt"/>
    </style:style>
    <style:style style:name="P6" style:family="paragraph" style:parent-style-name="tt1">
      <style:paragraph-properties fo:text-align="justify" style:justify-single-word="false" fo:orphans="0" fo:widows="0" style:text-autospace="none"/>
    </style:style>
    <style:style style:name="P7" style:family="paragraph" style:parent-style-name="tt1">
      <style:paragraph-properties fo:text-align="justify" style:justify-single-word="false" fo:orphans="0" fo:widows="0" style:text-autospace="none"/>
      <style:text-properties officeooo:paragraph-rsid="000f202d"/>
    </style:style>
    <style:style style:name="P8" style:family="paragraph" style:parent-style-name="tt1">
      <style:paragraph-properties fo:text-align="justify" style:justify-single-word="false" fo:orphans="0" fo:widows="0" style:text-autospace="none" style:snap-to-layout-grid="false"/>
    </style:style>
    <style:style style:name="P9" style:family="paragraph" style:parent-style-name="tt1">
      <style:paragraph-properties fo:text-align="justify" style:justify-single-word="false" fo:orphans="0" fo:widows="0" style:text-autospace="none" style:snap-to-layout-grid="false"/>
      <style:text-properties style:font-name="Arial" fo:font-size="9pt" style:font-size-asian="9pt" style:font-name-complex="Arial" style:font-size-complex="9pt"/>
    </style:style>
    <style:style style:name="P10" style:family="paragraph" style:parent-style-name="tt1">
      <style:paragraph-properties fo:text-align="justify" style:justify-single-word="false" fo:orphans="0" fo:widows="0" style:text-autospace="none"/>
      <style:text-properties officeooo:rsid="001421d3" officeooo:paragraph-rsid="001421d3"/>
    </style:style>
    <style:style style:name="P11" style:family="paragraph" style:parent-style-name="tt1">
      <style:paragraph-properties fo:text-align="justify" style:justify-single-word="false" fo:orphans="0" fo:widows="0" style:text-autospace="none"/>
      <style:text-properties fo:font-weight="bold" officeooo:rsid="001421d3" officeooo:paragraph-rsid="001421d3" style:font-weight-asian="bold" style:font-weight-complex="bold"/>
    </style:style>
    <style:style style:name="P12" style:family="paragraph" style:parent-style-name="tt1">
      <style:paragraph-properties fo:text-align="justify" style:justify-single-word="false" fo:orphans="0" fo:widows="0" style:text-autospace="none"/>
      <style:text-properties fo:font-weight="bold" style:font-weight-asian="bold" style:font-weight-complex="bold"/>
    </style:style>
    <style:style style:name="P13" style:family="paragraph" style:parent-style-name="tt1">
      <style:paragraph-properties fo:text-align="justify" style:justify-single-word="false" fo:orphans="0" fo:widows="0" style:text-autospace="none"/>
      <style:text-properties fo:font-weight="bold" officeooo:rsid="0014ca7c" officeooo:paragraph-rsid="0014ca7c" style:font-weight-asian="bold" style:font-weight-complex="bold"/>
    </style:style>
    <style:style style:name="P14" style:family="paragraph" style:parent-style-name="tt1">
      <style:paragraph-properties fo:text-align="justify" style:justify-single-word="false" fo:orphans="0" fo:widows="0" style:text-autospace="none"/>
      <style:text-properties style:use-window-font-color="true" loext:opacity="0%" style:font-name="Arial" fo:font-size="8pt" fo:language="gl" fo:country="ES" fo:font-weight="bold" officeooo:rsid="001421d3" officeooo:paragraph-rsid="001421d3" style:font-name-asian="Times New Roman" style:font-size-asian="8pt" style:font-weight-asian="bold" style:font-name-complex="Helvetica" style:font-size-complex="8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.007cm" style:auto-text-indent="false">
        <style:tab-stops>
          <style:tab-stop style:position="0.007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6" style:family="paragraph" style:parent-style-name="Standard">
      <style:paragraph-properties fo:margin-left="0cm" fo:margin-right="0cm" fo:text-align="center" style:justify-single-word="false" fo:text-indent="0.007cm" style:auto-text-indent="false">
        <style:tab-stops>
          <style:tab-stop style:position="0cm"/>
        </style:tab-stops>
      </style:paragraph-properties>
      <style:text-properties style:font-name="Arial" fo:font-size="8pt" fo:font-weight="bold" fo:background-color="#d9d9d9" style:font-size-asian="8pt" style:font-weight-asian="bold" style:font-name-complex="Arial" style:font-size-complex="8pt"/>
    </style:style>
    <style:style style:name="P17" style:family="paragraph" style:parent-style-name="t1" style:master-page-name="Standard">
      <loext:graphic-properties draw:fill="solid" draw:fill-color="#e6e6e6"/>
      <style:paragraph-properties fo:margin-top="0cm" fo:margin-bottom="0cm" style:contextual-spacing="false" fo:text-align="center" style:justify-single-word="false" style:page-number="auto" fo:background-color="#e6e6e6" fo:padding-left="0cm" fo:padding-right="0cm" fo:padding-top="0cm" fo:padding-bottom="0.035cm" fo:border-left="none" fo:border-right="none" fo:border-top="none" fo:border-bottom="1.5pt solid #000000" style:shadow="none"/>
      <style:text-properties fo:font-weight="bold" style:font-weight-asian="bold"/>
    </style:style>
    <style:style style:name="P18" style:family="paragraph" style:parent-style-name="tt1">
      <style:paragraph-properties fo:text-align="justify" style:justify-single-word="false" fo:orphans="0" fo:widows="0" style:text-autospace="none"/>
      <style:text-properties fo:font-weight="bold" officeooo:rsid="001421d3" officeooo:paragraph-rsid="001421d3" style:font-weight-asian="bold" style:font-weight-complex="bold"/>
    </style:style>
    <style:style style:name="P19" style:family="paragraph" style:parent-style-name="tt1" style:list-style-name="L1">
      <style:paragraph-properties fo:text-align="justify" style:justify-single-word="false" fo:orphans="0" fo:widows="0" style:text-autospace="none"/>
      <style:text-properties officeooo:rsid="000f202d" officeooo:paragraph-rsid="000f202d"/>
    </style:style>
    <style:style style:name="P20" style:family="paragraph" style:parent-style-name="tt1" style:list-style-name="L2">
      <style:paragraph-properties fo:text-align="justify" style:justify-single-word="false" fo:orphans="0" fo:widows="0" style:text-autospace="none"/>
      <style:text-properties officeooo:rsid="000f202d" officeooo:paragraph-rsid="000f202d"/>
    </style:style>
    <style:style style:name="P21" style:family="paragraph" style:parent-style-name="tt1" style:list-style-name="L2">
      <style:text-properties officeooo:rsid="000f202d" officeooo:paragraph-rsid="000f202d"/>
    </style:style>
    <style:style style:name="P22" style:family="paragraph" style:parent-style-name="tt1" style:list-style-name="L2"/>
    <style:style style:name="P23" style:family="paragraph" style:parent-style-name="tt1" style:list-style-name="L2">
      <style:paragraph-properties fo:text-align="justify" style:justify-single-word="false" fo:orphans="0" fo:widows="0" style:text-autospace="none"/>
    </style:style>
    <style:style style:name="P24" style:family="paragraph" style:parent-style-name="tt1" style:list-style-name="L2">
      <style:paragraph-properties fo:text-align="justify" style:justify-single-word="false" fo:orphans="0" fo:widows="0" style:text-autospace="none"/>
      <style:text-properties officeooo:paragraph-rsid="000f202d"/>
    </style:style>
    <style:style style:name="P25" style:family="paragraph" style:parent-style-name="tt1" style:list-style-name="L2">
      <style:text-properties officeooo:rsid="0010f08e" officeooo:paragraph-rsid="0010f08e"/>
    </style:style>
    <style:style style:name="P26" style:family="paragraph" style:parent-style-name="tt1">
      <style:paragraph-properties fo:text-align="justify" style:justify-single-word="false" fo:orphans="0" fo:widows="0" style:text-autospace="none" style:snap-to-layout-grid="false"/>
      <style:text-properties style:font-name="Arial" fo:font-size="9pt" officeooo:rsid="001727e4" officeooo:paragraph-rsid="001727e4" style:font-size-asian="9pt" style:font-name-complex="Arial" style:font-size-complex="9pt"/>
    </style:style>
    <style:style style:name="P27" style:family="paragraph" style:parent-style-name="tt1">
      <style:paragraph-properties fo:text-align="justify" style:justify-single-word="false" fo:orphans="0" fo:widows="0" style:text-autospace="none" style:snap-to-layout-grid="false"/>
      <style:text-properties officeooo:rsid="001727e4" officeooo:paragraph-rsid="001727e4"/>
    </style:style>
    <style:style style:name="T1" style:family="text">
      <style:text-properties style:font-name="Arial Narrow" style:font-name-complex="Arial Narrow"/>
    </style:style>
    <style:style style:name="T2" style:family="text">
      <style:text-properties style:font-name="Arial Narrow" fo:font-weight="bold" style:font-weight-asian="bold" style:font-name-complex="Arial Narrow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officeooo:rsid="000f202d"/>
    </style:style>
    <style:style style:name="T6" style:family="text">
      <style:text-properties officeooo:rsid="0010f08e"/>
    </style:style>
    <style:style style:name="T7" style:family="text">
      <style:text-properties style:use-window-font-color="true" loext:opacity="0%" style:font-name="Arial" fo:font-size="8pt" fo:language="gl" fo:country="ES" style:font-name-asian="Times New Roman" style:font-size-asian="8pt" style:font-name-complex="Helvetica" style:font-size-complex="8pt" style:language-complex="ar" style:country-complex="SA"/>
    </style:style>
    <style:style style:name="T8" style:family="text">
      <style:text-properties style:use-window-font-color="true" loext:opacity="0%" style:font-name="Arial" fo:font-size="8pt" fo:language="gl" fo:country="ES" officeooo:rsid="0010f08e" style:font-name-asian="Times New Roman" style:font-size-asian="8pt" style:font-name-complex="Helvetica" style:font-size-complex="8pt" style:language-complex="ar" style:country-complex="SA"/>
    </style:style>
    <style:style style:name="T9" style:family="text">
      <style:text-properties officeooo:rsid="001421d3"/>
    </style:style>
    <style:style style:name="T10" style:family="text">
      <style:text-properties officeooo:rsid="0018ff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uestionario inicial do alumnado</text:p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6">Materia</text:p>
            <text:p text:style-name="P10">Sistemas Informáticos</text:p>
          </table:table-cell>
          <table:table-cell table:style-name="Tabla1.B1" office:value-type="string">
            <text:p text:style-name="P6">Ano académico <text:span text:style-name="T9">2023/24</text:span>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6">Grupo <text:span text:style-name="T9">DAM1</text:span></text:p>
          </table:table-cell>
        </table:table-row>
      </table:table>
      <text:p text:style-name="P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Esta información ten carácter reservado e será empregada polo profesorado-titor coa finalidade de facilitar a axuda que precise o alumnado do grupo. A<text:span text:style-name="T3"> formalización dos recadros é</text:span>, en todo caso, de <text:span text:style-name="T3">carácter voluntario</text:span>.</text:p>
            <text:p text:style-name="P5"/>
            <text:p text:style-name="P16">É moi importante contestar con sinceridade</text:p>
          </table:table-cell>
        </table:table-row>
      </table:table>
      <text:p text:style-name="n7">Datos do/da alumno/a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6">Apelidos</text:p>
            <text:p text:style-name="P6"/>
            <text:p text:style-name="P11">Agra Casal </text:p>
          </table:table-cell>
          <table:table-cell table:style-name="Tabla3.A1" office:value-type="string">
            <text:p text:style-name="P6">Nome</text:p>
            <text:p text:style-name="P6"/>
            <text:p text:style-name="P11">Rubén</text:p>
          </table:table-cell>
          <table:table-cell table:style-name="Tabla3.A1" office:value-type="string">
            <text:p text:style-name="P6">Data de nacemento</text:p>
            <text:p text:style-name="P6"/>
            <text:p text:style-name="P11">11/12/1999</text:p>
          </table:table-cell>
        </table:table-row>
      </table:table>
      <text:p text:style-name="n7">Datos académicos</text:p>
      <table:table table:name="Tabla5" table:style-name="Tabla5">
        <table:table-column table:style-name="Tabla5.A" table:number-columns-repeated="2"/>
        <table:table-row table:style-name="Tabla5.1">
          <table:table-cell table:style-name="Tabla5.A1" table:number-columns-spanned="2" office:value-type="string">
            <text:p text:style-name="P6">Estudos realizados para acceder a este ciclo</text:p>
            <text:p text:style-name="P11">Bach e Ciclo Superior</text:p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Estudos realizados no curso pasado (ou último curso)</text:p>
            <text:p text:style-name="P11">FP Superior de Asistencia a dirección</text:p>
          </table:table-cell>
          <table:covered-table-cell/>
        </table:table-row>
        <table:table-row table:style-name="Tabla5.1">
          <table:table-cell table:style-name="Tabla5.A1" office:value-type="string">
            <text:p text:style-name="P6">En que centro?</text:p>
            <text:p text:style-name="P11">IES As Fontiñas</text:p>
            <text:p text:style-name="P6"/>
            <text:p text:style-name="P6"/>
          </table:table-cell>
          <table:table-cell table:style-name="Tabla5.A1" office:value-type="string">
            <text:p text:style-name="P6">Titulación alcanzada</text:p>
            <text:p text:style-name="P11">Título de técnico superior en asistencia a dirección</text:p>
            <text:p text:style-name="P6"/>
          </table:table-cell>
        </table:table-row>
        <table:table-row table:style-name="Tabla5.1">
          <table:table-cell table:style-name="Tabla5.A1" office:value-type="string">
            <text:p text:style-name="P6">Áreas ou materias que non aprobaches no curso pasado</text:p>
            <text:p text:style-name="P6"/>
            <text:p text:style-name="P6"/>
          </table:table-cell>
          <table:table-cell table:style-name="Tabla5.A1" office:value-type="string">
            <text:p text:style-name="P6">Último curso que aprobaches completo</text:p>
            <text:p text:style-name="P11">FP Superior asistencia a dirección</text:p>
          </table:table-cell>
        </table:table-row>
        <table:table-row table:style-name="Tabla5.1">
          <table:table-cell table:style-name="Tabla5.A1" table:number-columns-spanned="2" office:value-type="string">
            <text:p text:style-name="P6">Repetiches curso algunha vez?: <text:s/>( <text:span text:style-name="T9">X</text:span>) SI <text:s text:c="2"/>( <text:s/>) NON <text:s text:c="4"/>En caso afirmativo, explica que curso e o motivo</text:p>
            <text:p text:style-name="P11">Repetín no seu momento 3ESO e 1 de BACH por desinterese e por falta de motivación</text:p>
            <text:p text:style-name="P6"/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Por que elixiches este ciclo formativo?</text:p>
            <text:p text:style-name="P6"/>
            <text:p text:style-name="P11">Porque dinme de conta que era a miña vocación</text:p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Por que elixiches este centro?</text:p>
            <text:p text:style-name="P6"/>
            <text:p text:style-name="P11">Porque entrar noutros vindo de un fp superior era moito máis difícil pola demanda que había</text:p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Expectativas respecto aos estudos que acabas de iniciar</text:p>
            <text:p text:style-name="P6"/>
            <text:p text:style-name="P6"/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En que che gustaría traballar ao rematares os teus estudos?</text:p>
            <text:p text:style-name="P14">Calquera que esté relacionado con estes estudos</text:p>
            <text:p text:style-name="P6"/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Realizas outros estudos ou actividades fóra do centro?: <text:s/>( <text:s/>) SI <text:s text:c="2"/>( <text:span text:style-name="T9">X</text:span>) NON <text:s text:c="4"/>En caso afirmativo, cales?</text:p>
            <text:p text:style-name="P6"/>
            <text:p text:style-name="P6"/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Traballas ou tes pensado traballar durante o presente ano escolar?</text:p>
            <text:p text:style-name="P11">No</text:p>
            <text:p text:style-name="P12"/>
          </table:table-cell>
          <table:covered-table-cell/>
        </table:table-row>
      </table:table>
      <text:p text:style-name="n7"><text:soft-page-break/></text:p>
      <text:p text:style-name="n7"/>
      <text:p text:style-name="n7">Experiencia profesional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tt1cn">Posto de traballo</text:p>
          </table:table-cell>
          <table:table-cell table:style-name="Tabla6.A1" office:value-type="string">
            <text:p text:style-name="tt1cn">Duración da actividade</text:p>
          </table:table-cell>
          <table:table-cell table:style-name="Tabla6.A1" office:value-type="string">
            <text:p text:style-name="tt1cn">Lugar <text:span text:style-name="T4">(empresa, localidade)</text:span></text:p>
          </table:table-cell>
        </table:table-row>
        <table:table-row table:style-name="Tabla6.2">
          <table:table-cell table:style-name="Tabla6.A2" office:value-type="string">
            <text:p text:style-name="P26">Auxiliar administrativo</text:p>
          </table:table-cell>
          <table:table-cell table:style-name="Tabla6.B2" office:value-type="string">
            <text:p text:style-name="P27">2 Meses</text:p>
          </table:table-cell>
          <table:table-cell table:style-name="Tabla6.C2" office:value-type="string">
            <text:p text:style-name="P27">Cartogalicia</text:p>
          </table:table-cell>
        </table:table-row>
        <table:table-row table:style-name="Tabla6.2">
          <table:table-cell table:style-name="Tabla6.A3" office:value-type="string">
            <text:p text:style-name="P9"/>
          </table:table-cell>
          <table:table-cell table:style-name="Tabla6.B3" office:value-type="string">
            <text:p text:style-name="P8"/>
          </table:table-cell>
          <table:table-cell table:style-name="Tabla6.C3" office:value-type="string">
            <text:p text:style-name="P8"/>
          </table:table-cell>
        </table:table-row>
        <table:table-row table:style-name="Tabla6.2">
          <table:table-cell table:style-name="Tabla6.A4" office:value-type="string">
            <text:p text:style-name="P9"/>
          </table:table-cell>
          <table:table-cell table:style-name="Tabla6.B4" office:value-type="string">
            <text:p text:style-name="P8"/>
          </table:table-cell>
          <table:table-cell table:style-name="Tabla6.C4" office:value-type="string">
            <text:p text:style-name="P8"/>
          </table:table-cell>
        </table:table-row>
        <table:table-row table:style-name="Tabla6.2">
          <table:table-cell table:style-name="Tabla6.A5" table:number-columns-spanned="3" office:value-type="string">
            <text:p text:style-name="P6">Outras actividades desenvolvidas</text:p>
            <text:p text:style-name="P6"/>
            <text:p text:style-name="P6"/>
          </table:table-cell>
          <table:covered-table-cell/>
          <table:covered-table-cell/>
        </table:table-row>
      </table:table>
      <text:p text:style-name="n7">Coñecementos previos 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><text:span text:style-name="T5">Avalía os </text:span>teus coñecementos previos <text:span text:style-name="T5">empregando a seguinte escala, e engade a información que consideres oportuna:</text:span></text:p>
            <text:list xml:id="list702638220" text:style-name="L1">
              <text:list-item>
                <text:p text:style-name="P19">0 -&gt; Sen coñecementos</text:p>
              </text:list-item>
              <text:list-item>
                <text:p text:style-name="P19">1 -&gt; Coñecementos básicos</text:p>
              </text:list-item>
              <text:list-item>
                <text:p text:style-name="P19">2 -&gt; Coñecemento medio</text:p>
              </text:list-item>
              <text:list-item>
                <text:p text:style-name="P19">3 -&gt; Coñecemento alto</text:p>
              </text:list-item>
            </text:list>
            <text:list xml:id="list2670956100" text:style-name="L2">
              <text:list-header>
                <text:p text:style-name="P23"/>
              </text:list-header>
              <text:list-item>
                <text:p text:style-name="P23">Procesador de textos <text:span text:style-name="T5">[0-3]</text:span>: <text:span text:style-name="T9">3</text:span></text:p>
              </text:list-item>
              <text:list-item>
                <text:p text:style-name="P24">Follas de cálculo <text:span text:style-name="T5">[0-3]</text:span>: <text:span text:style-name="T9">3</text:span></text:p>
              </text:list-item>
              <text:list-item>
                <text:p text:style-name="P23">Presentacións <text:span text:style-name="T5">[0</text:span>-3<text:span text:style-name="T5">]</text:span>: <text:span text:style-name="T9">2</text:span></text:p>
              </text:list-item>
              <text:list-item>
                <text:p text:style-name="P22">Bases de datos <text:span text:style-name="T5">[0</text:span>-3<text:span text:style-name="T5">]</text:span>: <text:span text:style-name="T9">0</text:span></text:p>
              </text:list-item>
              <text:list-item>
                <text:p text:style-name="P22">CAD <text:span text:style-name="T5">[0</text:span>-3<text:span text:style-name="T5">]</text:span>: <text:span text:style-name="T9">0</text:span></text:p>
              </text:list-item>
              <text:list-item>
                <text:p text:style-name="P22">Edición de imaxe <text:span text:style-name="T5">[0</text:span>-3<text:span text:style-name="T5">]</text:span>: <text:span text:style-name="T9">1</text:span></text:p>
              </text:list-item>
              <text:list-item>
                <text:p text:style-name="P22">Edición de audio <text:span text:style-name="T5">[0-</text:span>3<text:span text:style-name="T5">]</text:span>: <text:span text:style-name="T9">0</text:span></text:p>
              </text:list-item>
              <text:list-item>
                <text:p text:style-name="P23">Edición de vídeo <text:span text:style-name="T5">[0-</text:span>3<text:span text:style-name="T5">]</text:span>: <text:span text:style-name="T9">0 </text:span></text:p>
              </text:list-item>
              <text:list-item>
                <text:p text:style-name="P20">Arquitectura de computadores [0-3]: <text:span text:style-name="T9">1</text:span></text:p>
              </text:list-item>
              <text:list-item>
                <text:p text:style-name="P22">Desenvolvemento de aplicacións <text:span text:style-name="T6">(C, python...)</text:span> <text:span text:style-name="T5">[0</text:span>-3<text:span text:style-name="T5">]</text:span>: <text:span text:style-name="T9">0</text:span></text:p>
              </text:list-item>
              <text:list-item>
                <text:p text:style-name="P22">Desenvolvemento web <text:span text:style-name="T6">(Javascript, HTML5...) </text:span><text:span text:style-name="T5">[0</text:span>-3<text:span text:style-name="T5">]</text:span>: <text:span text:style-name="T9">0</text:span></text:p>
              </text:list-item>
              <text:list-item>
                <text:p text:style-name="P22"><text:span text:style-name="T8">Administración de </text:span>bases de datos <text:span text:style-name="T6">(mysql, mariadb...)</text:span> <text:span text:style-name="T5">[0</text:span>-3<text:span text:style-name="T5">]</text:span>: <text:span text:style-name="T9">0</text:span></text:p>
              </text:list-item>
              <text:list-item>
                <text:p text:style-name="P22">Montaxe e mantemento de equipos informáticos <text:span text:style-name="T5">[0</text:span>-3<text:span text:style-name="T5">]</text:span>: <text:span text:style-name="T9">1</text:span></text:p>
              </text:list-item>
              <text:list-item>
                <text:p text:style-name="P22">Configuración de sistemas informáticos <text:span text:style-name="T5">[0</text:span>-3<text:span text:style-name="T5">]</text:span>: <text:span text:style-name="T9">1</text:span></text:p>
              </text:list-item>
              <text:list-item>
                <text:p text:style-name="P22">Montaxe de redes <text:span text:style-name="T5">[0</text:span>-3<text:span text:style-name="T5">]</text:span>: <text:span text:style-name="T9">0</text:span></text:p>
              </text:list-item>
              <text:list-item>
                <text:p text:style-name="P22">Configuración de redes <text:span text:style-name="T5">[0</text:span>-3<text:span text:style-name="T5">]</text:span>: <text:span text:style-name="T9">0</text:span></text:p>
              </text:list-item>
              <text:list-item>
                <text:p text:style-name="P21">Sistema operativo Windows [0-3]: <text:span text:style-name="T9">2</text:span></text:p>
              </text:list-item>
              <text:list-item>
                <text:p text:style-name="P21">Sistema operativo Linux [0-3]: <text:span text:style-name="T9">1</text:span></text:p>
              </text:list-item>
              <text:list-item>
                <text:p text:style-name="P25">Programación de guións en Windows (powershell...) [0-3]: <text:span text:style-name="T9">0</text:span></text:p>
              </text:list-item>
              <text:list-item>
                <text:p text:style-name="P25">Programación de guións en <text:span text:style-name="T7">Linux</text:span> (<text:span text:style-name="T7">bash</text:span>...) [0-3]: <text:span text:style-name="T9">0</text:span></text:p>
              </text:list-item>
              <text:list-item>
                <text:p text:style-name="P22">Mundo laboral <text:span text:style-name="T5">[0</text:span>-3<text:span text:style-name="T5">]</text:span>: <text:span text:style-name="T9">2</text:span></text:p>
              </text:list-item>
              <text:list-item>
                <text:p text:style-name="P23">Mundo empresarial <text:span text:style-name="T5">[0</text:span>-3<text:span text:style-name="T5">]</text:span>: <text:span text:style-name="T10">3</text:span></text:p>
              </text:list-item>
            </text:list>
          </table:table-cell>
        </table:table-row>
      </table:table>
      <text:p text:style-name="n7">Afeccións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6">Actividades de lecer <text:span text:style-name="T4">(lectura, deporte, cine, informática e novas tecnoloxías,…)</text:span></text:p>
            <text:p text:style-name="P12"/>
            <text:p text:style-name="P11">Lectura, deporte, música, informática, viaxar...</text:p>
            <text:p text:style-name="P6"/>
          </table:table-cell>
        </table:table-row>
        <table:table-row table:style-name="Tabla8.1">
          <table:table-cell table:style-name="Tabla8.A1" office:value-type="string">
            <text:p text:style-name="P6">Participación en actividades colectivas <text:span text:style-name="T4">(asociacións culturais, agrupacións deportivas,…)</text:span></text:p>
            <text:p text:style-name="P6"/>
            <text:p text:style-name="P6"/>
            <text:p text:style-name="P6"/>
          </table:table-cell>
        </table:table-row>
        <table:table-row table:style-name="Tabla8.1">
          <table:table-cell table:style-name="Tabla8.A1" office:value-type="string">
            <text:p text:style-name="P6">Dispoñibilidade para participar en actividades organizadas polo centro <text:span text:style-name="T4">(equipos de traballo, asembleas, competicións deportivas,…)</text:span></text:p>
            <text:p text:style-name="P13">Depende</text:p>
            <text:p text:style-name="P1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Caslon-Italic" svg:font-family="ACaslon-Italic" style:font-family-generic="roman"/>
    <style:font-face style:name="Arial Unicode MS2" svg:font-family="'Arial Unicode MS'" style:font-family-generic="swiss"/>
    <style:font-face style:name="Century Gothic" svg:font-family="'Century Gothic'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right="0cm" fo:margin-top="0.106cm" fo:margin-bottom="0.106cm" style:contextual-spacing="false" fo:text-align="justify" style:justify-single-word="false" fo:orphans="0" fo:widows="0" fo:hyphenation-ladder-count="no-limit" fo:text-indent="0.501cm" style:auto-text-indent="false" style:text-autospace="none" style:writing-mode="lr-tb">
        <style:tab-stops>
          <style:tab-stop style:position="1.5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text-autospace="ideograph-alpha">
        <style:tab-stops/>
      </style:paragraph-properties>
      <style:text-properties style:font-name="Century Gothic" fo:font-family="'Century Gothic'" style:font-pitch="variable" fo:font-size="10pt" fo:letter-spacing="0.176cm" style:rfc-language-tag="es-ES-u-co-trad" fo:language="es" fo:country="ES" fo:text-shadow="1pt 1pt" fo:font-weight="bold" style:font-size-asian="10pt" style:font-weight-asian="bold" style:font-name-complex="Century Gothic" style:font-family-complex="'Century Gothic'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.106cm" fo:margin-bottom="0.212cm" style:contextual-spacing="false"/>
    </style:style>
    <style:style style:name="List" style:family="paragraph" style:parent-style-name="Text_20_body" style:class="list">
      <style:paragraph-properties fo:margin-left="0cm" fo:margin-right="0cm" fo:margin-top="0cm" fo:margin-bottom="0.212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rfc-language-tag="es-ES-u-co-trad" fo:language="es" fo:country="E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style:rfc-language-tag="es-ES-u-co-trad" fo:language="es" fo:country="ES" fo:hyphenate="false" fo:hyphenation-remain-char-count="2" fo:hyphenation-push-char-count="2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start" style:justify-single-word="false" fo:keep-with-next="alway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2" fo:widows="2" fo:keep-with-next="always" style:text-autospace="ideograph-alpha">
        <style:tab-stops>
          <style:tab-stop style:position="-1.27cm"/>
          <style:tab-stop style:position="0cm"/>
          <style:tab-stop style:position="0.801cm"/>
          <style:tab-stop style:position="1.27cm"/>
          <style:tab-stop style:position="1.501cm"/>
          <style:tab-stop style:position="1.603cm"/>
          <style:tab-stop style:position="2.406cm"/>
          <style:tab-stop style:position="2.54cm"/>
          <style:tab-stop style:position="3.209cm"/>
          <style:tab-stop style:position="3.81cm"/>
          <style:tab-stop style:position="4.011cm"/>
          <style:tab-stop style:position="4.812cm"/>
          <style:tab-stop style:position="5.08cm"/>
          <style:tab-stop style:position="5.614cm"/>
          <style:tab-stop style:position="6.35cm"/>
          <style:tab-stop style:position="6.417cm"/>
          <style:tab-stop style:position="7.22cm"/>
          <style:tab-stop style:position="7.62cm"/>
          <style:tab-stop style:position="8.022cm"/>
          <style:tab-stop style:position="8.823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language="gl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>
        <style:tab-stops>
          <style:tab-stop style:position="-2.54cm"/>
          <style:tab-stop style:position="1.501cm"/>
        </style:tab-stops>
      </style:paragraph-properties>
      <style:text-properties style:rfc-language-tag="es-ES-u-co-trad" fo:language="es" fo:country="ES" style:language-asian="none" style:country-asian="non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>
        <style:tab-stops>
          <style:tab-stop style:position="-2.54cm"/>
          <style:tab-stop style:position="1.501cm"/>
        </style:tab-stops>
      </style:paragraph-properties>
      <style:text-properties style:rfc-language-tag="es-ES-u-co-trad" fo:language="es" fo:country="ES" fo:font-weight="bold" style:language-asian="none" style:country-asian="none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>
        <style:tab-stops>
          <style:tab-stop style:position="-2.54cm"/>
          <style:tab-stop style:position="1.501cm"/>
        </style:tab-stops>
      </style:paragraph-properties>
      <style:text-properties style:rfc-language-tag="es-ES-u-co-trad" fo:language="es" fo:country="ES" fo:font-style="italic" fo:font-weight="bold" style:language-asian="none" style:country-asian="none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ccffff"/>
      <style:paragraph-properties fo:margin-left="1.501cm" fo:margin-right="1.501cm" fo:text-align="center" style:justify-single-word="false" fo:text-indent="0.501cm" style:auto-text-indent="false" fo:background-color="#ccffff" fo:padding-left="0.035cm" fo:padding-right="0cm" fo:padding-top="0cm" fo:padding-bottom="0cm" fo:border="0.74pt solid #000000" style:shadow="#000000 0.028cm 0.028cm" fo:keep-with-next="always">
        <style:tab-stops>
          <style:tab-stop style:position="-1.041cm"/>
          <style:tab-stop style:position="0.229cm"/>
          <style:tab-stop style:position="1.499cm"/>
          <style:tab-stop style:position="2.769cm"/>
          <style:tab-stop style:position="4.039cm"/>
          <style:tab-stop style:position="5.309cm"/>
          <style:tab-stop style:position="6.579cm"/>
          <style:tab-stop style:position="7.849cm"/>
          <style:tab-stop style:position="9.119cm"/>
          <style:tab-stop style:position="10.389cm"/>
          <style:tab-stop style:position="11.659cm"/>
          <style:tab-stop style:position="12.929cm"/>
          <style:tab-stop style:position="14.199cm"/>
          <style:tab-stop style:position="15.469cm"/>
        </style:tab-stops>
      </style:paragraph-properties>
      <style:text-properties fo:font-size="20pt" style:rfc-language-tag="es-ES-u-co-trad" fo:language="es" fo:country="ES" style:font-size-asian="20pt" style:language-asian="none" style:country-asian="none" style:font-size-complex="2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>
        <style:tab-stops>
          <style:tab-stop style:position="-2.54cm"/>
          <style:tab-stop style:position="1.501cm"/>
        </style:tab-stops>
      </style:paragraph-properties>
      <style:text-properties fo:font-size="14pt" style:rfc-language-tag="es-ES-u-co-trad" fo:language="es" fo:country="ES" fo:font-style="italic" style:font-size-asian="14pt" style:language-asian="none" style:country-asian="none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212cm" fo:margin-bottom="0.212cm" style:contextual-spacing="false" fo:text-align="start" style:justify-single-word="false" fo:orphans="2" fo:widows="2" fo:text-indent="-1cm" style:auto-text-indent="false" style:text-autospace="ideograph-alpha">
        <style:tab-stops>
          <style:tab-stop style:position="1.251cm" style:type="right"/>
          <style:tab-stop style:position="17.002cm" style:type="right" style:leader-style="dotted" style:leader-text="."/>
        </style:tab-stops>
      </style:paragraph-properties>
      <style:text-properties fo:color="#000080" loext:opacity="100%" style:font-name="Arial" fo:font-family="Arial" style:font-family-generic="swiss" style:font-pitch="variable" fo:language="none" fo:country="none" fo:font-weight="bold" style:language-asian="none" style:country-asian="none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Contents_20_1" style:next-style-name="Standard" style:class="index">
      <style:paragraph-properties fo:margin-left="2cm" fo:margin-right="0cm" fo:margin-top="0.106cm" fo:margin-bottom="0.106cm" style:contextual-spacing="false" fo:text-indent="-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1pt" fo:font-weight="normal" style:font-size-asian="11pt" style:font-weight-asian="normal" style:font-size-complex="11pt"/>
    </style:style>
    <style:style style:name="Contents_20_3" style:display-name="Contents 3" style:family="paragraph" style:parent-style-name="Contents_20_1" style:next-style-name="Standard" style:class="index">
      <style:paragraph-properties fo:margin-left="3.251cm" fo:margin-right="0cm" fo:margin-top="0.106cm" fo:margin-bottom="0.106cm" style:contextual-spacing="false" fo:text-indent="-1.251cm" style:auto-text-indent="false">
        <style:tab-stops>
          <style:tab-stop style:position="3cm"/>
          <style:tab-stop style:position="17.002cm" style:type="right" style:leader-style="dotted" style:leader-text="."/>
        </style:tab-stops>
      </style:paragraph-properties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/>
    </style:style>
    <style:style style:name="Contents_20_4" style:display-name="Contents 4" style:family="paragraph" style:parent-style-name="Contents_20_1" style:next-style-name="Standard" style:class="index">
      <style:paragraph-properties fo:margin-left="3cm" fo:margin-right="0cm" fo:margin-top="0.106cm" fo:margin-bottom="0.106cm" style:contextual-spacing="false" fo:text-indent="0cm" style:auto-text-indent="false">
        <style:tab-stops>
          <style:tab-stop style:position="2.251cm" style:type="right"/>
          <style:tab-stop style:position="4.251cm"/>
          <style:tab-stop style:position="17.002cm" style:type="right" style:leader-style="dotted" style:leader-text="."/>
        </style:tab-stops>
      </style:paragraph-properties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/>
    </style:style>
    <style:style style:name="Contents_20_5" style:display-name="Contents 5" style:family="paragraph" style:parent-style-name="Contents_20_1" style:next-style-name="Standard" style:class="index">
      <style:paragraph-properties fo:margin-left="4.001cm" fo:margin-right="0cm" fo:margin-top="0.071cm" fo:margin-bottom="0.071cm" style:contextual-spacing="false" fo:text-indent="0.25cm" style:auto-text-indent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/>
    </style:style>
    <style:style style:name="Contents_20_6" style:display-name="Contents 6" style:family="paragraph" style:parent-style-name="Contents_20_1" style:next-style-name="Standard" style:class="index">
      <style:paragraph-properties fo:margin-left="5.001cm" fo:margin-right="0cm" fo:margin-top="0.035cm" fo:margin-bottom="0.035cm" style:contextual-spacing="false" fo:text-indent="0cm" style:auto-text-indent="false"/>
      <style:text-properties style:font-name="Arial Narrow" fo:font-family="'Arial Narrow'" style:font-family-generic="swiss" style:font-pitch="variable" fo:font-size="9pt" fo:font-weight="normal" style:font-size-asian="9pt" style:font-weight-asian="normal" style:font-name-complex="Arial Narrow" style:font-family-complex="'Arial Narrow'" style:font-family-generic-complex="swiss" style:font-pitch-complex="variable" style:font-size-complex="9pt"/>
    </style:style>
    <style:style style:name="Contents_20_7" style:display-name="Contents 7" style:family="paragraph" style:parent-style-name="Contents_20_1" style:next-style-name="Standard" style:class="index">
      <style:paragraph-properties fo:margin-left="2.54cm" fo:margin-right="0cm" fo:text-indent="-1cm" style:auto-text-indent="false"/>
    </style:style>
    <style:style style:name="Contents_20_8" style:display-name="Contents 8" style:family="paragraph" style:parent-style-name="Contents_20_1" style:next-style-name="Standard" style:class="index">
      <style:paragraph-properties fo:margin-left="2.963cm" fo:margin-right="0cm" fo:text-indent="-1cm" style:auto-text-indent="false"/>
    </style:style>
    <style:style style:name="Contents_20_9" style:display-name="Contents 9" style:family="paragraph" style:parent-style-name="Contents_20_1" style:next-style-name="Standard" style:class="index">
      <style:paragraph-properties fo:margin-left="3.387cm" fo:margin-right="0cm" fo:text-indent="-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1" style:family="paragraph" style:next-style-name="tx1" style:list-style-name="WW8Num7">
      <style:paragraph-properties fo:margin-top="0.564cm" fo:margin-bottom="0.318cm" style:contextual-spacing="false" fo:orphans="2" fo:widows="2" fo:padding-left="0cm" fo:padding-right="0cm" fo:padding-top="0cm" fo:padding-bottom="0.035cm" fo:border-left="none" fo:border-right="none" fo:border-top="none" fo:border-bottom="0.51pt solid #ff9900" style:shadow="none" style:writing-mode="lr-tb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swiss" style:font-pitch="variable" fo:font-size="24pt" fo:language="gl" fo:country="ES" fo:font-weight="bold" style:font-name-asian="Times New Roman" style:font-family-asian="'Times New Roman'" style:font-family-generic-asian="roman" style:font-pitch-asian="variable" style:font-size-asian="24pt" style:font-weight-asian="bold" style:font-name-complex="Arial" style:font-family-complex="Arial" style:font-family-generic-complex="swiss" style:font-pitch-complex="variable" style:font-size-complex="24pt" style:language-complex="ar" style:country-complex="SA" style:font-weight-complex="bold"/>
    </style:style>
    <style:style style:name="tx1" style:family="paragraph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2" style:family="paragraph" style:next-style-name="tx1" style:list-style-name="WW8Num7">
      <style:paragraph-properties fo:margin-top="0.882cm" fo:margin-bottom="0.318cm" style:contextual-spacing="false" fo:orphans="2" fo:widows="2" style:writing-mode="lr-tb"/>
      <style:text-properties fo:color="#000080" loext:opacity="100%" style:font-name="Arial" fo:font-family="Arial" style:font-family-generic="swiss" style:font-pitch="variable" fo:font-size="18pt" fo:language="gl" fo:country="ES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3" style:family="paragraph" style:next-style-name="tx1" style:list-style-name="WW8Num7">
      <style:paragraph-properties fo:margin-top="0.706cm" fo:margin-bottom="0.318cm" style:contextual-spacing="false" fo:orphans="2" fo:widows="2" fo:keep-with-next="always" style:writing-mode="lr-tb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swiss" style:font-pitch="variable" fo:font-size="14pt" fo:language="gl" fo:country="E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p1" style:family="paragraph" style:list-style-name="WW8Num25">
      <style:paragraph-properties fo:margin-left="2.101cm" fo:margin-right="0cm" fo:margin-top="0.212cm" fo:margin-bottom="0.106cm" style:contextual-spacing="false" fo:text-align="justify" style:justify-single-word="false" fo:orphans="2" fo:widows="2" fo:text-indent="-0.501cm" style:auto-text-indent="false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2" style:family="paragraph" style:default-outline-level="2" style:list-style-name="WW8Num30">
      <style:paragraph-properties fo:margin-top="0.106cm" fo:margin-bottom="0.106cm" style:contextual-spacing="false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4" style:family="paragraph" style:next-style-name="tx1" style:list-style-name="WW8Num7">
      <style:paragraph-properties fo:margin-top="0.706cm" fo:margin-bottom="0.212cm" style:contextual-spacing="false" fo:orphans="2" fo:widows="2" fo:keep-with-next="always" style:writing-mode="lr-tb"/>
      <style:text-properties fo:color="#000080" loext:opacity="100%" style:font-name="Arial" fo:font-family="Arial" style:font-family-generic="swiss" style:font-pitch="variable" fo:font-size="11pt" fo:language="gl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n5" style:family="paragraph" style:next-style-name="tx1">
      <style:paragraph-properties fo:margin-left="1.6cm" fo:margin-right="0cm" fo:margin-top="0.529cm" fo:margin-bottom="0.423cm" style:contextual-spacing="false" fo:orphans="2" fo:widows="2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swiss" style:font-pitch="variable" fo:font-size="11pt" fo:language="gl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t1" style:family="paragraph">
      <style:paragraph-properties fo:margin-top="0.035cm" fo:margin-bottom="0.035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gl" fo:country="ES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8pt" style:language-complex="ar" style:country-complex="SA"/>
    </style:style>
    <style:style style:name="tt1c" style:family="paragraph" style:parent-style-name="tt1">
      <style:paragraph-properties fo:text-align="center" style:justify-single-word="false"/>
      <style:text-properties fo:language="gl" fo:country="ES"/>
    </style:style>
    <style:style style:name="tt1cn" style:family="paragraph" style:parent-style-name="tt1c">
      <style:paragraph-properties fo:orphans="0" fo:widows="0" style:text-autospace="none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n6" style:family="paragraph" style:next-style-name="tx1">
      <style:paragraph-properties fo:margin-left="1.6cm" fo:margin-right="0cm" fo:margin-top="0.564cm" fo:margin-bottom="0.318cm" style:contextual-spacing="false" fo:orphans="2" fo:widows="2" fo:text-indent="0cm" style:auto-text-indent="false" fo:keep-with-next="always" style:writing-mode="lr-tb"/>
      <style:text-properties fo:color="#000080" loext:opacity="100%" style:font-name="Arial" fo:font-family="Arial" style:font-family-generic="swiss" style:font-pitch="variable" fo:font-size="11pt" fo:language="gl" fo:country="E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1" style:family="paragraph">
      <style:paragraph-properties fo:margin-top="1.058cm" fo:margin-bottom="0cm" style:contextual-spacing="false" fo:orphans="2" fo:widows="2" style:writing-mode="lr-tb">
        <style:tab-stops>
          <style:tab-stop style:position="-2.54cm"/>
        </style:tab-stops>
      </style:paragraph-properties>
      <style:text-properties style:use-window-font-color="true" loext:opacity="0%" style:font-name="Arial" fo:font-family="Arial" style:font-family-generic="swiss" style:font-pitch="variable" fo:font-size="14pt" fo:language="gl" fo:country="ES" style:font-name-asian="Times New Roman" style:font-family-asian="'Times New Roman'" style:font-family-generic-asian="roman" style:font-pitch-asian="variable" style:font-size-asian="14pt" style:language-asian="none" style:country-asian="none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ice1" style:family="paragraph">
      <style:paragraph-properties fo:margin-top="0.212cm" fo:margin-bottom="0.706cm" style:contextual-spacing="false" fo:orphans="2" fo:widows="2" style:writing-mode="lr-tb"/>
      <style:text-properties fo:color="#000080" loext:opacity="100%" style:font-name="Arial" fo:font-family="Arial" style:font-family-generic="swiss" style:font-pitch="variable" fo:font-size="14pt" fo:language="es" fo:country="E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p3" style:family="paragraph">
      <style:paragraph-properties fo:margin-left="3.002cm" fo:margin-right="0cm" fo:margin-top="0.106cm" fo:margin-bottom="0.106cm" style:contextual-spacing="false" fo:orphans="2" fo:widows="2" fo:text-indent="-0.501cm" style:auto-text-indent="false" style:writing-mode="lr-tb">
        <style:tab-stops>
          <style:tab-stop style:position="3.00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t1n" style:family="paragraph" style:parent-style-name="tt1">
      <style:text-properties fo:font-weight="bold" style:font-weight-asian="bold" style:font-weight-complex="bold"/>
    </style:style>
    <style:style style:name="ttp1" style:family="paragraph" style:parent-style-name="tt1">
      <style:paragraph-properties fo:margin-left="0.4cm" fo:margin-right="0cm" fo:margin-top="0.071cm" fo:margin-bottom="0.071cm" style:contextual-spacing="false" fo:text-indent="-0.4cm" style:auto-text-indent="false">
        <style:tab-stops>
          <style:tab-stop style:position="0.4cm"/>
          <style:tab-stop style:position="0.635cm"/>
        </style:tab-stops>
      </style:paragraph-properties>
    </style:style>
    <style:style style:name="ttp2" style:family="paragraph" style:parent-style-name="ttp1">
      <style:paragraph-properties fo:margin-left="0.801cm" fo:margin-right="0cm" fo:text-indent="-0.4cm" style:auto-text-indent="false">
        <style:tab-stops>
          <style:tab-stop style:position="0.4cm"/>
          <style:tab-stop style:position="0.801cm"/>
          <style:tab-stop style:position="1.035cm"/>
        </style:tab-stops>
      </style:paragraph-properties>
    </style:style>
    <style:style style:name="sp1" style:family="paragraph" style:parent-style-name="Standard">
      <style:paragraph-properties fo:margin-left="2cm" fo:margin-right="0cm" fo:text-indent="0.501cm" style:auto-text-indent="false"/>
    </style:style>
    <style:style style:name="t2" style:family="paragraph" style:parent-style-name="t1">
      <style:paragraph-properties fo:margin-top="0.212cm" fo:margin-bottom="0cm" style:contextual-spacing="false"/>
      <style:text-properties fo:color="#ff9900" loext:opacity="100%" style:font-name="Arial Narrow" fo:font-family="'Arial Narrow'" style:font-family-generic="swiss" style:font-pitch="variable" fo:font-size="22pt" fo:font-weight="bold" style:font-size-asian="22pt" style:font-weight-asian="bold" style:font-name-complex="Arial Narrow" style:font-family-complex="'Arial Narrow'" style:font-family-generic-complex="swiss" style:font-pitch-complex="variable" style:font-size-complex="28pt"/>
    </style:style>
    <style:style style:name="t3" style:family="paragraph" style:parent-style-name="t2">
      <style:paragraph-properties fo:margin-top="0.706cm" fo:margin-bottom="0.353cm" style:contextual-spacing="false"/>
      <style:text-properties fo:color="#000080" loext:opacity="100%" fo:font-size="26pt" style:font-size-asian="26pt" style:font-size-complex="22pt"/>
    </style:style>
    <style:style style:name="p4" style:family="paragraph" style:parent-style-name="p3">
      <style:paragraph-properties fo:margin-left="3.602cm" fo:margin-right="0cm" fo:text-indent="-0.501cm" style:auto-text-indent="false">
        <style:tab-stops>
          <style:tab-stop style:position="3.6cm"/>
          <style:tab-stop style:position="3.736cm"/>
        </style:tab-stops>
      </style:paragraph-properties>
    </style:style>
    <style:style style:name="sp2" style:family="paragraph" style:parent-style-name="sp1">
      <style:paragraph-properties fo:margin-left="2.6cm" fo:margin-right="0cm" fo:text-indent="0.501cm" style:auto-text-indent="false"/>
    </style:style>
    <style:style style:name="tt2" style:family="paragraph" style:parent-style-name="tt1">
      <style:paragraph-properties fo:text-align="justify" style:justify-single-word="false" fo:orphans="0" fo:widows="0" style:text-autospace="none">
        <style:tab-stops>
          <style:tab-stop style:position="1.501cm"/>
        </style:tab-stops>
      </style:paragraph-properties>
      <style:text-properties fo:font-size="10pt" fo:language="gl" fo:country="ES" style:font-size-asian="10pt" style:font-size-complex="10pt"/>
    </style:style>
    <style:style style:name="tt1d" style:family="paragraph" style:parent-style-name="tt1">
      <style:paragraph-properties fo:text-align="end" style:justify-single-word="false" fo:orphans="0" fo:widows="0" style:text-autospace="non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t1dn" style:family="paragraph" style:parent-style-name="tt1d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n1" style:family="paragraph" style:parent-style-name="Text_20_body" style:list-style-name="WW8Num33">
      <style:paragraph-properties fo:margin-top="0.106cm" fo:margin-bottom="0.106cm" style:contextual-spacing="false">
        <style:tab-stops/>
      </style:paragraph-properties>
    </style:style>
    <style:style style:name="cuest1" style:family="paragraph" style:parent-style-name="p1" style:next-style-name="Text_20_body" style:list-style-name="WW8Num27">
      <style:paragraph-properties fo:margin-top="0.529cm" fo:margin-bottom="0.318cm" style:contextual-spacing="false" fo:orphans="0" fo:widows="0" fo:padding-left="0cm" fo:padding-right="0cm" fo:padding-top="0cm" fo:padding-bottom="0.035cm" fo:border-left="none" fo:border-right="none" fo:border-top="none" fo:border-bottom="0.51pt solid #ff9900" style:shadow="none"/>
      <style:text-properties fo:color="#000080" loext:opacity="100%" style:font-name="Helvetica" fo:font-family="Helvetica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uest2" style:family="paragraph" style:list-style-name="WW8Num22">
      <style:paragraph-properties fo:margin-left="2.602cm" fo:margin-right="0cm" fo:margin-top="0.212cm" fo:margin-bottom="0.212cm" style:contextual-spacing="false" fo:orphans="2" fo:widows="2" fo:text-indent="-0.50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uest3" style:family="paragraph" style:parent-style-name="Text_20_body" style:list-style-name="WW8Num41">
      <style:paragraph-properties fo:margin-left="2.602cm" fo:margin-right="0cm" fo:margin-top="0.212cm" fo:margin-bottom="0.212cm" style:contextual-spacing="false" fo:text-indent="-0.501cm" style:auto-text-indent="false"/>
    </style:style>
    <style:style style:name="formula1" style:family="paragraph" style:parent-style-name="tx1">
      <style:paragraph-properties fo:margin-top="0.635cm" fo:margin-bottom="0.635cm" style:contextual-spacing="false" fo:text-align="center" style:justify-single-word="false"/>
    </style:style>
    <style:style style:name="formula" style:family="paragraph" style:parent-style-name="p2" style:list-style-name="">
      <style:paragraph-properties fo:margin-left="0cm" fo:margin-right="0cm" fo:text-indent="0cm" style:auto-text-indent="false"/>
    </style:style>
    <style:style style:name="tx_5f_apoio" style:display-name="tx_apoio" style:family="paragraph" style:parent-style-name="cuest1" style:next-style-name="Text_20_body" style:list-style-name="WW8Num39">
      <style:paragraph-properties fo:padding-left="0.141cm" fo:padding-right="0cm" fo:padding-top="0cm" fo:padding-bottom="0cm" fo:border-left="1.5pt solid #ff9900" fo:border-right="none" fo:border-top="none" fo:border-bottom="none" style:shadow="none">
        <style:tab-stops>
          <style:tab-stop style:position="2.101cm"/>
          <style:tab-stop style:position="2.6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x_5f_tarefa1" style:display-name="tx_tarefa1" style:family="paragraph" style:parent-style-name="tx_5f_apoio" style:list-style-name="">
      <style:paragraph-properties fo:margin-left="2.6cm" fo:margin-right="0cm" fo:text-indent="-1cm" style:auto-text-indent="false"/>
    </style:style>
    <style:style style:name="tx_5f_entregable1" style:display-name="tx_entregable1" style:family="paragraph" style:parent-style-name="tx_5f_tarefa1" style:list-style-name="WW8Num36">
      <style:paragraph-properties>
        <style:tab-stops>
          <style:tab-stop style:position="2.101cm"/>
          <style:tab-stop style:position="2.6cm"/>
          <style:tab-stop style:position="2.701cm"/>
        </style:tab-stops>
      </style:paragraph-properties>
    </style:style>
    <style:style style:name="sp11" style:family="paragraph" style:parent-style-name="sp1">
      <style:paragraph-properties fo:margin-left="2cm" fo:margin-right="0cm" fo:text-indent="0cm" style:auto-text-indent="false"/>
    </style:style>
    <style:style style:name="Header" style:family="paragraph" style:parent-style-name="Standard" style:next-style-name="Text_20_body" style:class="extra">
      <style:paragraph-properties fo:margin-left="0cm" fo:margin-right="0cm" fo:margin-top="0.423cm" fo:margin-bottom="0.212cm" style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style:font-name="Arial" fo:font-family="Arial" style:font-family-generic="swiss" style:font-pitch="variable" fo:font-size="14pt" style:rfc-language-tag="es-ES-u-co-trad" fo:language="es" fo:country="ES" style:font-size-asian="14pt" style:font-name-complex="Arial" style:font-family-complex="Arial" style:font-family-generic-complex="swiss" style:font-pitch-complex="variable" style:font-size-complex="14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cm" fo:margin-bottom="0.212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style:rfc-language-tag="es-ES-u-co-trad" fo:language="es" fo:country="ES" fo:hyphenate="false" fo:hyphenation-remain-char-count="2" fo:hyphenation-push-char-count="2" loext:hyphenation-no-caps="false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Etiqueta" style:family="paragraph" style:parent-style-name="Standard">
      <style:paragraph-properties fo:margin-left="0cm" fo:margin-right="0cm" fo:margin-top="0.212cm" fo:margin-bottom="0.212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fo:font-size="10pt" style:rfc-language-tag="es-ES-u-co-trad" fo:language="es" fo:country="ES" fo:font-style="italic" style:font-size-asian="10pt" style:font-style-asian="italic" style:font-size-complex="10pt" style:font-style-complex="italic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class="extra">
      <style:paragraph-properties fo:margin-left="0cm" fo:margin-right="0cm" fo:margin-top="0cm" fo:margin-bottom="0.212cm" style:contextual-spacing="false" fo:text-align="start" style:justify-single-word="false" fo:hyphenation-ladder-count="no-limit" fo:text-indent="0.4cm" style:auto-text-indent="false">
        <style:tab-stops/>
      </style:paragraph-properties>
      <style:text-properties style:rfc-language-tag="es-ES-u-co-trad" fo:language="es" fo:country="ES" fo:hyphenate="false" fo:hyphenation-remain-char-count="2" fo:hyphenation-push-char-count="2" loext:hyphenation-no-caps="false"/>
    </style:style>
    <style:style style:name="Listado" style:family="paragraph" style:parent-style-name="Standard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pitch="variable" fo:font-size="8pt" style:rfc-language-tag="es-ES-u-co-trad" fo:language="es" fo:country="ES" style:font-size-asian="8pt" style:font-name-complex="Courier New" style:font-family-complex="'Courier New'" style:font-pitch-complex="variable" style:font-size-complex="8pt" fo:hyphenate="false" fo:hyphenation-remain-char-count="2" fo:hyphenation-push-char-count="2" loext:hyphenation-no-caps="false"/>
    </style:style>
    <style:style style:name="tabla_20_dcha_20_negrita" style:display-name="tabla dcha negrita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ex1" style:family="paragraph" style:parent-style-name="sp11"/>
    <style:style style:name="tt0" style:family="paragraph" style:parent-style-name="Standard">
      <style:paragraph-properties fo:margin-left="0cm" fo:margin-right="0cm" fo:margin-top="0.035cm" fo:margin-bottom="0cm" style:contextual-spacing="false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Texto_20_de_20_cuerpo_20_1_aa__20_sangría" style:display-name="Texto de cuerpo 1ª sangría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western1" style:family="paragraph" style:parent-style-name="Standard">
      <style:paragraph-properties fo:margin-left="0cm" fo:margin-right="0cm" fo:margin-top="0.494cm" fo:margin-bottom="0.21cm" style:contextual-spacing="false" fo:text-align="start" style:justify-single-word="false" fo:orphans="2" fo:widows="2" fo:text-indent="0cm" style:auto-text-indent="false" style:text-autospace="ideograph-alpha">
        <style:tab-stops/>
      </style:paragraph-properties>
      <style:text-properties style:font-name="Arial" fo:font-family="Arial" style:font-family-generic="swiss" style:font-pitch="variable" fo:font-size="8pt" style:font-name-asian="Arial Unicode MS1" style:font-family-asian="'Arial Unicode MS'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criterio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>
        <style:tab-stops/>
      </style:paragraph-properties>
      <style:text-properties fo:color="#1f1a17" loext:opacity="100%" style:font-name="Arial Narrow" fo:font-family="'Arial Narrow'" style:font-family-generic="swiss" style:font-pitch="variable" fo:font-size="9pt" fo:font-style="italic" style:font-size-asian="9pt" style:font-style-asian="italic" style:font-name-complex="ACaslon-Italic" style:font-family-complex="ACaslon-Italic" style:font-family-generic-complex="roman" style:font-size-complex="9pt" style:font-style-complex="italic"/>
    </style:style>
    <style:style style:name="comentario1" style:family="paragraph" style:parent-style-name="criterio1">
      <style:paragraph-properties fo:margin-left="1.6cm" fo:margin-right="0cm" fo:margin-top="0.106cm" fo:margin-bottom="0.106cm" style:contextual-spacing="false" fo:text-indent="0cm" style:auto-text-indent="false"/>
      <style:text-properties fo:color="#ff0000" loext:opacity="100%"/>
    </style:style>
    <style:style style:name="formula2" style:family="paragraph" style:parent-style-name="formula1">
      <style:paragraph-properties fo:margin-left="0cm" fo:margin-right="0cm" fo:text-indent="0cm" style:auto-text-indent="false"/>
    </style:style>
    <style:style style:name="ttcab1" style:family="paragraph">
      <style:paragraph-properties fo:margin-left="3.937cm" fo:margin-right="0cm" fo:margin-top="0.071cm" fo:margin-bottom="0.071cm" style:contextual-spacing="false" fo:text-align="center" style:justify-single-word="false" fo:orphans="2" fo:widows="2" fo:text-indent="-3.937cm" style:auto-text-indent="false" style:writing-mode="lr-tb">
        <style:tab-stops>
          <style:tab-stop style:position="3.937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tx_5f_fig1" style:display-name="tx_fig1" style:family="paragraph" style:parent-style-name="tt2">
      <style:paragraph-properties fo:margin-left="1.6cm" fo:margin-right="0cm" fo:text-indent="0cm" style:auto-text-indent="false" fo:padding-left="0cm" fo:padding-right="0cm" fo:padding-top="0.035cm" fo:padding-bottom="0cm" fo:border-left="none" fo:border-right="none" fo:border-top="0.51pt solid #ff9900" fo:border-bottom="none" style:shadow="none"/>
      <style:text-properties style:font-style-complex="italic"/>
    </style:style>
    <style:style style:name="nota1" style:family="paragraph" style:parent-style-name="Standard">
      <style:paragraph-properties fo:margin-left="1.6cm" fo:margin-right="0cm" fo:margin-top="0.423cm" fo:margin-bottom="0.106cm" style:contextual-spacing="false" fo:orphans="2" fo:widows="2" fo:text-indent="0cm" style:auto-text-indent="false" style:text-autospace="ideograph-alpha">
        <style:tab-stops/>
      </style:paragraph-properties>
      <style:text-properties fo:font-size="9pt" style:font-size-asian="9pt" style:font-size-complex="9pt"/>
    </style:style>
    <style:style style:name="tx_5f_fig2" style:display-name="tx_fig2" style:family="paragraph" style:parent-style-name="tx_5f_fig1">
      <style:paragraph-properties fo:padding-left="0cm" fo:padding-right="0cm" fo:padding-top="0cm" fo:padding-bottom="0.035cm" fo:border-left="none" fo:border-right="none" fo:border-top="none" fo:border-bottom="0.51pt solid #ff9900" style:shadow="none"/>
    </style:style>
    <style:style style:name="cas_5f_tx1" style:display-name="cas_tx1" style:family="paragraph" style:parent-style-name="tx1">
      <style:paragraph-properties fo:margin-left="2.101cm" fo:margin-right="0cm" fo:text-indent="0cm" style:auto-text-indent="false"/>
      <style:text-properties fo:font-size="10pt" style:rfc-language-tag="es-ES-u-co-trad" fo:language="es" fo:country="ES" fo:font-style="italic" style:font-size-asian="10pt" style:font-style-asian="italic"/>
    </style:style>
    <style:style style:name="cas_5f_p1" style:display-name="cas_p1" style:family="paragraph" style:parent-style-name="Text_20_body" style:list-style-name="WW8Num28">
      <style:paragraph-properties fo:margin-left="2.602cm" fo:margin-right="0cm" fo:margin-top="0.212cm" fo:margin-bottom="0.212cm" style:contextual-spacing="false" fo:text-indent="-0.501cm" style:auto-text-indent="false">
        <style:tab-stops/>
      </style:paragraph-properties>
      <style:text-properties fo:font-size="10pt" fo:language="es" fo:country="ES" fo:font-style="italic" style:font-size-asian="10pt" style:font-style-asian="italic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 style:text-autospace="ideograph-alpha">
        <style:tab-stops/>
      </style:paragraph-properties>
      <style:text-properties fo:language="es" fo:country="ES"/>
    </style:style>
    <style:style style:name="Estilo1" style:family="paragraph" style:parent-style-name="cuest1" style:list-style-name="">
      <style:paragraph-properties fo:margin-left="1.6cm" fo:margin-right="0cm" fo:text-indent="0cm" style:auto-text-indent="false"/>
    </style:style>
    <style:style style:name="Texto_20_sin_20_formato" style:display-name="Texto sin formato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text-autospace="ideograph-alpha">
        <style:tab-stops/>
      </style:paragraph-properties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 style:font-size-complex="10pt"/>
    </style:style>
    <style:style style:name="Continuar_20_lista_20_2" style:display-name="Continuar lista 2" style:family="paragraph" style:parent-style-name="Standard">
      <style:paragraph-properties fo:margin-left="0.998cm" fo:margin-right="0cm" fo:margin-top="0.106cm" fo:margin-bottom="0.212cm" style:contextual-spacing="false" fo:text-indent="0.4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.106cm" fo:margin-bottom="0.212cm" style:contextual-spacing="false" fo:text-indent="0.4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.106cm" fo:margin-bottom="0.212cm" style:contextual-spacing="false" fo:text-indent="0.4cm" style:auto-text-indent="false"/>
    </style:style>
    <style:style style:name="tt1cp" style:family="paragraph" style:parent-style-name="tt1c">
      <style:paragraph-properties fo:orphans="0" fo:widows="0" style:text-autospace="none"/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cas_5f_cuest1" style:display-name="cas_cuest1" style:family="paragraph" style:parent-style-name="Text_20_body">
      <style:paragraph-properties fo:margin-left="2.6cm" fo:margin-right="0cm" fo:margin-top="0cm" fo:margin-bottom="0.318cm" style:contextual-spacing="false" fo:text-indent="0cm" style:auto-text-indent="false"/>
      <style:text-properties fo:font-size="10pt" style:rfc-language-tag="es-ES-u-co-trad" fo:language="es" fo:country="ES" fo:font-style="italic" style:font-size-asian="10pt" style:font-style-asian="italic"/>
    </style:style>
    <style:style style:name="cas_5f_cuest2" style:display-name="cas_cuest2" style:family="paragraph" style:parent-style-name="cas_5f_cuest1">
      <style:paragraph-properties fo:margin-left="3.2cm" fo:margin-right="0cm" fo:text-indent="0cm" style:auto-text-indent="false"/>
    </style:style>
    <style:style style:name="tt_5f_p1" style:display-name="tt_p1" style:family="paragraph" style:parent-style-name="tt1">
      <style:paragraph-properties fo:margin-left="0.4cm" fo:margin-right="0cm" fo:margin-top="0.071cm" fo:margin-bottom="0.071cm" style:contextual-spacing="false" fo:text-indent="-0.4cm" style:auto-text-indent="false">
        <style:tab-stops>
          <style:tab-stop style:position="0.4cm"/>
          <style:tab-stop style:position="0.635cm"/>
        </style:tab-stops>
      </style:paragraph-properties>
      <style:text-properties style:rfc-language-tag="es-ES-u-co-trad" fo:language="es" fo:country="ES" style:font-name-complex="Arial" style:font-family-complex="Arial" style:font-family-generic-complex="swiss" style:font-pitch-complex="variable" style:font-size-complex="9pt"/>
    </style:style>
    <style:style style:name="sp21" style:family="paragraph" style:parent-style-name="sp2">
      <style:paragraph-properties fo:margin-left="2.6cm" fo:margin-right="0cm" fo:margin-top="0.212cm" fo:margin-bottom="0.106cm" style:contextual-spacing="false" fo:text-indent="0cm" style:auto-text-indent="false"/>
    </style:style>
    <style:style style:name="Estilo_20_tx_5f_apoio_20__2b__20_Negrita" style:display-name="Estilo tx_apoio + Negrita" style:family="paragraph" style:parent-style-name="tx_5f_apoio">
      <style:paragraph-properties>
        <style:tab-stops>
          <style:tab-stop style:position="2.101cm"/>
          <style:tab-stop style:position="2.701cm"/>
        </style:tab-stops>
      </style:paragraph-properties>
      <style:text-properties fo:font-weight="bold" style:font-weight-asian="bold" style:font-weight-complex="bold"/>
    </style:style>
    <style:style style:name="cal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 style:text-autospace="ideograph-alpha">
        <style:tab-stops/>
      </style:paragraph-properties>
    </style:style>
    <style:style style:name="text_5f_general" style:display-name="text_general" style:family="paragraph" style:parent-style-name="Standard">
      <style:paragraph-properties fo:margin-left="0cm" fo:margin-right="0cm" fo:margin-top="0.494cm" fo:margin-bottom="0.494cm" style:contextual-spacing="false" style:line-height-at-least="0.45cm" fo:text-align="start" style:justify-single-word="false" fo:orphans="2" fo:widows="2" fo:text-indent="0cm" style:auto-text-indent="false" style:text-autospace="ideograph-alpha">
        <style:tab-stops/>
      </style:paragraph-properties>
      <style:text-properties fo:color="#000000" loext:opacity="100%" style:font-name="Verdana" fo:font-family="Verdana" style:font-pitch="variable" fo:font-size="8pt" style:font-size-asian="8pt" style:font-name-complex="Verdana" style:font-family-complex="Verdana" style:font-pitch-complex="variable" style:font-size-complex="8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Arial Narrow" fo:font-family="'Arial Narrow'" style:font-family-generic="swiss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Arial Narrow" style:font-family-complex="'Arial Narrow'" style:font-family-generic-complex="swiss" style:font-pitch-complex="variable" style:font-size-complex="12pt" style:language-complex="ar" style:country-complex="SA"/>
    </style:style>
    <style:style style:name="Estilo_20_p2_20__2b__20_Izquierda_3a__20__20_0_20_cm_20_Primera_20_línea_3a__20__20_0_20_cm" style:display-name="Estilo p2 + Izquierda:  0 cm Primera línea:  0 cm" style:family="paragraph" style:parent-style-name="p2">
      <style:paragraph-properties fo:margin-left="0cm" fo:margin-right="0cm" fo:text-indent="0cm" style:auto-text-indent="false"/>
      <style:text-properties style:font-size-complex="10pt"/>
    </style:style>
    <style:style style:name="Footnote" style:family="paragraph" style:parent-style-name="Standard" style:class="extra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text-autospace="ideograph-alpha">
        <style:tab-stops/>
      </style:paragraph-properties>
      <style:text-properties fo:font-size="10pt" style:font-size-asian="10pt" style:font-size-complex="10pt"/>
    </style:style>
    <style:style style:name="n7" style:family="paragraph" style:parent-style-name="n6">
      <style:paragraph-properties fo:margin-left="0cm" fo:margin-right="0cm" fo:margin-top="0.423cm" fo:margin-bottom="0.106cm" style:contextual-spacing="false" fo:text-indent="0cm" style:auto-text-indent="false"/>
      <style:text-properties fo:color="#000000" loext:opacity="100%" fo:font-size="9pt" fo:font-weight="bold" style:font-size-asian="9pt" style:font-weight-asian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/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fo:color="#ff9900" loext:opacity="100%"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fo:color="#ff9900" loext:opacity="100%"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7z4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color="#ff99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3z1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0" style:family="text">
      <style:text-properties fo:color="#ff9900" loext:opacity="100%" style:font-name="Wingdings" fo:font-family="Wingdings" style:font-pitch="variable" style:font-charset="x-symbol" fo:font-size="8pt" fo:font-style="normal" fo:font-weight="bold" style:font-size-asian="8pt" style:font-style-asian="normal" style:font-weight-asian="bold" style:font-name-complex="Wingdings" style:font-family-complex="Wingdings" style:font-pitch-complex="variable" style:font-charset-complex="x-symbol" style:font-size-complex="8pt" style:font-style-complex="normal" style:font-weight-complex="bold"/>
    </style:style>
    <style:style style:name="WW8Num1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5z0" style:family="text">
      <style:text-properties fo:color="#ff9900" loext:opacity="100%"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fo:color="#999999" loext:opacity="100%"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6z4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0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0" style:family="text">
      <style:text-properties fo:color="#ff9900" loext:opacity="100%"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20z4" style:family="text"/>
    <style:style style:name="WW8Num2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3z0" style:family="text"/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2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0" style:family="text">
      <style:text-properties fo:color="#ff99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fo:color="#ff9900" loext:opacity="100%" fo:font-size="14pt" fo:font-weight="bold" style:font-size-asian="14pt" style:font-weight-asian="bold" style:font-size-complex="14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color="#80808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>
      <style:text-properties fo:color="#33cccc" loext:opacity="100%" style:font-name="Wingdings" fo:font-family="Wingdings" style:font-pitch="variable" style:font-charset="x-symbol" fo:font-size="24pt" fo:font-style="normal" fo:font-weight="bold" style:font-size-asian="24pt" style:font-style-asian="normal" style:font-weight-asian="bold" style:font-name-complex="Wingdings" style:font-family-complex="Wingdings" style:font-pitch-complex="variable" style:font-charset-complex="x-symbol" style:font-size-complex="24pt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0z0" style:family="text">
      <style:text-properties fo:color="#ff99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30z1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fo:font-size="10pt" style:font-size-asian="10pt" style:font-size-complex="10pt"/>
    </style:style>
    <style:style style:name="WW8Num32z1" style:family="text"/>
    <style:style style:name="WW8Num32z2" style:family="text">
      <style:text-properties style:font-name="Symbol" fo:font-family="Symbol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fo:font-style="normal" fo:font-weight="normal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3z1" style:family="text"/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6z0" style:family="text">
      <style:text-properties fo:color="#ff0000" loext:opacity="100%" style:font-name="Wingdings" fo:font-family="Wingdings" style:font-pitch="variable" style:font-charset="x-symbol" fo:font-size="20pt" style:font-size-asian="20pt" style:font-name-complex="Wingdings" style:font-family-complex="Wingdings" style:font-pitch-complex="variable" style:font-charset-complex="x-symbol" style:font-size-complex="20pt"/>
    </style:style>
    <style:style style:name="WW8Num3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6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7z0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7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8z0" style:family="text">
      <style:text-properties fo:color="#ff99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0z0" style:family="text">
      <style:text-properties style:font-name="Century Gothic" fo:font-family="'Century Gothic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4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4z0" style:family="text">
      <style:text-properties fo:color="#ff99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5z0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4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5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5_20_Car" style:display-name="n5 Car" style:family="text">
      <style:text-properties fo:color="#000080" loext:opacity="100%" style:font-name="Arial" fo:font-family="Arial" style:font-family-generic="swiss" style:font-pitch="variable" fo:font-size="11pt" fo:language="gl" fo:country="ES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n6_20_Car" style:display-name="n6 Car" style:family="text">
      <style:text-properties fo:color="#000080" loext:opacity="100%" style:font-name="Arial" fo:font-family="Arial" style:font-family-generic="swiss" style:font-pitch="variable" fo:font-size="11pt" fo:language="gl" fo:country="ES" style:font-size-asian="11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cuest2_20_Car_20_Car" style:display-name="cuest2 Car Car" style:family="text">
      <style:text-properties fo:font-size="12pt" fo:language="gl" fo:country="ES" style:font-size-asian="12pt" style:font-size-complex="12pt" style:language-complex="ar" style:country-complex="SA"/>
    </style:style>
    <style:style style:name="Carácter_20_de_20_numeración" style:display-name="Carácter de numeración" style:family="text"/>
    <style:style style:name="Símbolo_20_de_20_nota_20_final" style:display-name="Símbolo de nota final" style:family="text"/>
    <style:style style:name="nota1_20_Car" style:display-name="nota1 Car" style:family="text">
      <style:text-properties fo:font-size="9pt" fo:language="gl" fo:country="ES" style:font-size-asian="9pt" style:font-size-complex="9pt" style:language-complex="ar" style:country-complex="SA"/>
    </style:style>
    <style:style style:name="tx1_20_Car1" style:display-name="tx1 Car1" style:family="text">
      <style:text-properties fo:font-size="12pt" fo:language="gl" fo:country="ES" style:font-size-asian="12pt" style:font-size-complex="12pt" style:language-complex="ar" style:country-complex="SA"/>
    </style:style>
    <style:style style:name="p2_20_Car_20_Car" style:display-name="p2 Car Car" style:family="text">
      <style:text-properties fo:font-size="12pt" fo:language="gl" fo:country="ES" style:font-size-asian="12pt" style:font-size-complex="12pt" style:language-complex="ar" style:country-complex="SA"/>
    </style:style>
    <style:style style:name="p1_20_Car" style:display-name="p1 Car" style:family="text">
      <style:text-properties fo:font-size="12pt" fo:language="gl" fo:country="ES" style:font-size-asian="12pt" style:font-size-complex="12pt" style:language-complex="ar" style:country-complex="SA"/>
    </style:style>
    <style:style style:name="cuest1_20_Car_20_Car" style:display-name="cuest1 Car Car" style:family="text">
      <style:text-properties fo:color="#000080" loext:opacity="100%" style:font-name="Helvetica" fo:font-family="Helvetica" style:font-family-generic="swiss" style:font-pitch="variable" fo:language="gl" fo:country="ES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x_5f_apoio_20_Car_20_Car" style:display-name="tx_apoio Car Car" style:family="text">
      <style:text-properties fo:font-size="12pt" fo:language="gl" fo:country="ES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Estilo_20_tx_5f_apoio_20__2b__20_Negrita_20_Car" style:display-name="Estilo tx_apoio + Negrita Car" style:family="text">
      <style:text-properties fo:font-size="12pt" fo:language="gl" fo:country="ES" fo:font-weight="bold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tipoformulariopequeño" style:family="text" style:parent-style-name="Fuente_20_de_20_párrafo_20_predeter."/>
    <style:style style:name="cal21" style:family="text" style:parent-style-name="Fuente_20_de_20_párrafo_20_predeter."/>
    <style:style style:name="tt1_20_Car" style:display-name="tt1 Car" style:family="text">
      <style:text-properties style:font-name="Arial" fo:font-family="Arial" style:font-family-generic="swiss" style:font-pitch="variable" fo:font-size="8pt" fo:language="gl" fo:country="ES" style:font-size-asian="8pt" style:font-name-complex="Helvetica" style:font-family-complex="Helvetica" style:font-family-generic-complex="swiss" style:font-pitch-complex="variable" style:font-size-complex="8pt" style:language-complex="ar" style:country-complex="SA"/>
    </style:style>
    <style:style style:name="tt2_20_Car" style:display-name="tt2 Car" style:family="text" style:parent-style-name="tt1_20_Car"/>
    <style:style style:name="tx_5f_fig1_20_Car" style:display-name="tx_fig1 Car" style:family="text">
      <style:text-properties style:font-name="Arial" fo:font-family="Arial" style:font-family-generic="swiss" style:font-pitch="variable" fo:font-size="8pt" fo:language="gl" fo:country="ES" style:font-size-asian="8pt" style:font-name-complex="Helvetica" style:font-family-complex="Helvetica" style:font-family-generic-complex="swiss" style:font-pitch-complex="variable" style:font-size-complex="8pt" style:language-complex="ar" style:country-complex="SA" style:font-style-complex="italic"/>
    </style:style>
    <style:style style:name="entradillanova" style:family="text" style:parent-style-name="Fuente_20_de_20_párrafo_20_predeter."/>
    <style:style style:name="text_5f_general_5f_resaltado1" style:display-name="text_general_resaltado1" style:family="text">
      <style:text-properties fo:color="#000000" loext:opacity="100%" style:text-line-through-style="none" style:text-line-through-type="none" style:font-name="Verdana" fo:font-family="Verdana" style:font-pitch="variable" fo:font-size="8pt" style:text-underline-style="none" fo:font-weight="bold" style:font-size-asian="8pt" style:font-weight-asian="bold" style:font-name-complex="Verdana" style:font-family-complex="Verdana" style:font-pitch-complex="variable" style:font-size-complex="8pt" style:font-weight-complex="bold"/>
    </style:style>
    <style:style style:name="negrita" style:family="text" style:parent-style-name="Fuente_20_de_20_párrafo_20_predeter."/>
    <style:style style:name="tx1_20_Car" style:display-name="tx1 Car" style:family="text">
      <style:text-properties fo:font-size="12pt" fo:language="gl" fo:country="ES" style:font-size-asian="12pt" style:font-size-complex="12pt" style:language-complex="ar" style:country-complex="SA"/>
    </style:style>
    <style:style style:name="Footnote_20_Symbol" style:display-name="Footnote Symbol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Fuente_20_de_20_párrafo_20_predeter."/>
    <style:style style:name="Pie_20_de_20_página_20_Car" style:display-name="Pie de página Car" style:family="text">
      <style:text-properties fo:font-size="12pt" fo:language="gl" fo:country="ES" style:font-size-asian="12pt" style:font-size-complex="12pt" style:language-complex="ar" style:country-complex="SA"/>
    </style:style>
    <style:style style:name="Encabezado_20_Car" style:display-name="Encabezado Car" style:family="text">
      <style:text-properties style:font-name="Arial" fo:font-family="Arial" style:font-family-generic="swiss" style:font-pitch="variable" fo:font-size="14pt" style:rfc-language-tag="es-ES-u-co-trad" fo:language="es" fo:country="ES" style:font-size-asian="14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Texto_20_de_20_globo_20_Car" style:display-name="Texto de globo Car" style:family="text">
      <style:text-properties style:font-name="Lucida Grande" fo:font-family="'Lucida Grande'" style:font-pitch="variable" fo:font-size="9pt" fo:language="gl" fo:country="ES" style:font-size-asian="9pt" style:font-name-complex="Lucida Grande" style:font-family-complex="'Lucida Grande'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2.401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Courier New"/>
      </text:list-level-style-bullet>
      <text:list-level-style-bullet text:level="3" text:style-name="WW8Num1z2" style:num-suffix="." text:bullet-char="§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"/>
      </text:list-level-style-bullet>
      <text:list-level-style-bullet text:level="4" text:style-name="WW8Num1z3" style:num-suffix="." text:bullet-char="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Courier New"/>
      </text:list-level-style-bullet>
      <text:list-level-style-bullet text:level="6" text:style-name="WW8Num1z2" style:num-suffix="." text:bullet-char="§">
        <style:list-level-properties text:list-level-position-and-space-mode="label-alignment">
          <style:list-level-label-alignment text:label-followed-by="listtab" text:list-tab-stop-position="7.62cm"/>
        </style:list-level-properties>
        <style:text-properties style:font-name="Wingdings"/>
      </text:list-level-style-bullet>
      <text:list-level-style-bullet text:level="7" text:style-name="WW8Num1z3" style:num-suffix="." text:bullet-char="·">
        <style:list-level-properties text:list-level-position-and-space-mode="label-alignment">
          <style:list-level-label-alignment text:label-followed-by="listtab" text:list-tab-stop-position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/>
        </style:list-level-properties>
        <style:text-properties style:font-name="Courier New"/>
      </text:list-level-style-bullet>
      <text:list-level-style-bullet text:level="9" text:style-name="WW8Num1z2" style:num-suffix="." text:bullet-char="§">
        <style:list-level-properties text:list-level-position-and-space-mode="label-alignment">
          <style:list-level-label-alignment text:label-followed-by="listtab" text:list-tab-stop-position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0.199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0.19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0.199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x">
        <style:list-level-properties text:list-level-position-and-space-mode="label-alignment">
          <style:list-level-label-alignment text:label-followed-by="listtab" text:list-tab-stop-position="4.8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Courier New"/>
      </text:list-level-style-bullet>
      <text:list-level-style-bullet text:level="3" text:style-name="WW8Num3z2" style:num-suffix="." text:bullet-char="§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"/>
      </text:list-level-style-bullet>
      <text:list-level-style-bullet text:level="4" text:style-name="WW8Num3z3" style:num-suffix="." text:bullet-char="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Courier New"/>
      </text:list-level-style-bullet>
      <text:list-level-style-bullet text:level="6" text:style-name="WW8Num3z2" style:num-suffix="." text:bullet-char="§">
        <style:list-level-properties text:list-level-position-and-space-mode="label-alignment">
          <style:list-level-label-alignment text:label-followed-by="listtab" text:list-tab-stop-position="7.62cm"/>
        </style:list-level-properties>
        <style:text-properties style:font-name="Wingdings"/>
      </text:list-level-style-bullet>
      <text:list-level-style-bullet text:level="7" text:style-name="WW8Num3z3" style:num-suffix="." text:bullet-char="·">
        <style:list-level-properties text:list-level-position-and-space-mode="label-alignment">
          <style:list-level-label-alignment text:label-followed-by="listtab" text:list-tab-stop-position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/>
        </style:list-level-properties>
        <style:text-properties style:font-name="Courier New"/>
      </text:list-level-style-bullet>
      <text:list-level-style-bullet text:level="9" text:style-name="WW8Num3z2" style:num-suffix="." text:bullet-char="§">
        <style:list-level-properties text:list-level-position-and-space-mode="label-alignment">
          <style:list-level-label-alignment text:label-followed-by="listtab" text:list-tab-stop-position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–">
        <style:list-level-properties text:list-level-position-and-space-mode="label-alignment">
          <style:list-level-label-alignment text:label-followed-by="listtab" text:list-tab-stop-position="2.401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Courier New"/>
      </text:list-level-style-bullet>
      <text:list-level-style-bullet text:level="3" text:style-name="WW8Num4z2" style:num-suffix="." text:bullet-char="§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"/>
      </text:list-level-style-bullet>
      <text:list-level-style-bullet text:level="4" text:style-name="WW8Num4z3" style:num-suffix="." text:bullet-char="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Courier New"/>
      </text:list-level-style-bullet>
      <text:list-level-style-bullet text:level="6" text:style-name="WW8Num4z2" style:num-suffix="." text:bullet-char="§">
        <style:list-level-properties text:list-level-position-and-space-mode="label-alignment">
          <style:list-level-label-alignment text:label-followed-by="listtab" text:list-tab-stop-position="7.62cm"/>
        </style:list-level-properties>
        <style:text-properties style:font-name="Wingdings"/>
      </text:list-level-style-bullet>
      <text:list-level-style-bullet text:level="7" text:style-name="WW8Num4z3" style:num-suffix="." text:bullet-char="·">
        <style:list-level-properties text:list-level-position-and-space-mode="label-alignment">
          <style:list-level-label-alignment text:label-followed-by="listtab" text:list-tab-stop-position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/>
        </style:list-level-properties>
        <style:text-properties style:font-name="Courier New"/>
      </text:list-level-style-bullet>
      <text:list-level-style-bullet text:level="9" text:style-name="WW8Num4z2" style:num-suffix="." text:bullet-char="§">
        <style:list-level-properties text:list-level-position-and-space-mode="label-alignment">
          <style:list-level-label-alignment text:label-followed-by="listtab" text:list-tab-stop-position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§">
        <style:list-level-properties text:list-level-position-and-space-mode="label-alignment">
          <style:list-level-label-alignment text:label-followed-by="listtab" text:list-tab-stop-position="2.235cm"/>
        </style:list-level-properties>
        <style:text-properties style:font-name="Wingdings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Wingdings"/>
      </text:list-level-style-bullet>
      <text:list-level-style-bullet text:level="3" text:style-name="WW8Num5z0" style:num-suffix="." text:bullet-char="§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"/>
      </text:list-level-style-bullet>
      <text:list-level-style-bullet text:level="4" text:style-name="WW8Num5z3" style:num-suffix="." text:bullet-char="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Courier New"/>
      </text:list-level-style-bullet>
      <text:list-level-style-bullet text:level="6" text:style-name="WW8Num5z0" style:num-suffix="." text:bullet-char="§">
        <style:list-level-properties text:list-level-position-and-space-mode="label-alignment">
          <style:list-level-label-alignment text:label-followed-by="listtab" text:list-tab-stop-position="7.62cm"/>
        </style:list-level-properties>
        <style:text-properties style:font-name="Wingdings"/>
      </text:list-level-style-bullet>
      <text:list-level-style-bullet text:level="7" text:style-name="WW8Num5z3" style:num-suffix="." text:bullet-char="·">
        <style:list-level-properties text:list-level-position-and-space-mode="label-alignment">
          <style:list-level-label-alignment text:label-followed-by="listtab" text:list-tab-stop-position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/>
        </style:list-level-properties>
        <style:text-properties style:font-name="Courier New"/>
      </text:list-level-style-bullet>
      <text:list-level-style-bullet text:level="9" text:style-name="WW8Num5z0" style:num-suffix="." text:bullet-char="§">
        <style:list-level-properties text:list-level-position-and-space-mode="label-alignment">
          <style:list-level-label-alignment text:label-followed-by="listtab" text:list-tab-stop-position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–">
        <style:list-level-properties text:list-level-position-and-space-mode="label-alignment">
          <style:list-level-label-alignment text:label-followed-by="listtab" text:list-tab-stop-position="3.002cm" fo:text-indent="-0.501cm" fo:margin-left="3.002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WW8Num7z4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0.4cm"/>
        </style:list-level-properties>
      </text:list-level-style-number>
      <text:list-level-style-number text:level="7" text:style-name="WW8Num7z4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WW8Num7z4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WW8Num7z4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3.371cm" fo:text-indent="-0.635cm" fo:margin-left="3.37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  <style:text-properties style:font-name="Courier New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  <style:text-properties style:font-name="Courier New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9.721cm" fo:text-indent="-0.635cm" fo:margin-left="9.72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991cm" fo:text-indent="-0.635cm" fo:margin-left="10.99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2.261cm" fo:text-indent="-0.635cm" fo:margin-left="12.261cm"/>
        </style:list-level-properties>
        <style:text-properties style:font-name="Courier New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3.531cm" fo:text-indent="-0.635cm" fo:margin-left="13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371cm" fo:text-indent="-0.635cm" fo:margin-left="3.371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  <style:text-properties style:font-name="Courier New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  <style:text-properties style:font-name="Courier New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9.721cm" fo:text-indent="-0.635cm" fo:margin-left="9.721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10.991cm" fo:text-indent="-0.635cm" fo:margin-left="10.99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2.261cm" fo:text-indent="-0.635cm" fo:margin-left="12.261cm"/>
        </style:list-level-properties>
        <style:text-properties style:font-name="Courier New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3.531cm" fo:text-indent="-0.635cm" fo:margin-left="13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1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"/>
      </text:list-level-style-bullet>
      <text:list-level-style-bullet text:level="2" text:style-name="WW8Num13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2" text:style-name="WW8Num16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199cm" fo:margin-left="0.199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0.199cm" fo:margin-left="0.199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3.937cm" fo:margin-left="3.937cm"/>
        </style:list-level-properties>
      </text:list-level-style-number>
      <text:list-level-style-number text:level="6" text:style-name="WW8Num16z4" style:num-suffix=".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WW8Num16z4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6z4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6z4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6.653cm" fo:text-indent="-0.4cm" fo:margin-left="6.653cm"/>
        </style:list-level-properties>
        <style:text-properties style:font-name="Wingdings"/>
      </text:list-level-style-bullet>
      <text:list-level-style-bullet text:level="2" text:style-name="WW8Num1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19z1" style:num-suffix="." text:bullet-char="-">
        <style:list-level-properties text:list-level-position-and-space-mode="label-alignment">
          <style:list-level-label-alignment text:label-followed-by="listtab" text:list-tab-stop-position="2.979cm" fo:text-indent="-0.635cm" fo:margin-left="2.979cm"/>
        </style:list-level-properties>
        <style:text-properties style:font-name="Times New Roman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249cm" fo:text-indent="-0.635cm" fo:margin-left="4.249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519cm" fo:text-indent="-0.635cm" fo:margin-left="5.519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6.789cm" fo:text-indent="-0.635cm" fo:margin-left="6.789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059cm" fo:text-indent="-0.635cm" fo:margin-left="8.05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329cm" fo:text-indent="-0.635cm" fo:margin-left="9.329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10.599cm" fo:text-indent="-0.635cm" fo:margin-left="10.599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869cm" fo:text-indent="-0.635cm" fo:margin-left="11.86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WW8Num20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WW8Num20z0" style:num-suffix=".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WW8Num20z0" style:num-suffix=".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WW8Num20z4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0.4cm"/>
        </style:list-level-properties>
      </text:list-level-style-number>
      <text:list-level-style-number text:level="7" text:style-name="WW8Num20z4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WW8Num20z4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WW8Num20z4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Courier New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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6.653cm" fo:text-indent="-0.4cm" fo:margin-left="6.653cm"/>
        </style:list-level-properties>
        <style:text-properties style:font-name="Wingdings"/>
      </text:list-level-style-bullet>
      <text:list-level-style-bullet text:level="2" text:style-name="WW8Num2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9.721cm" fo:text-indent="-0.635cm" fo:margin-left="9.72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10.991cm" fo:text-indent="-0.635cm" fo:margin-left="10.991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2.261cm" fo:text-indent="-0.635cm" fo:margin-left="12.261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3.531cm" fo:text-indent="-0.635cm" fo:margin-left="13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</text:list-level-style-number>
      <text:list-level-style-number text:level="2" text:style-name="WW8Num2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number>
      <text:list-level-style-number text:level="3" text:style-name="WW8Num2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41cm" fo:text-indent="-0.318cm" fo:margin-left="5.41cm"/>
        </style:list-level-properties>
      </text:list-level-style-number>
      <text:list-level-style-number text:level="4" text:style-name="WW8Num27z3" style:num-suffix="." style:num-format="1" text:display-levels="2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number>
      <text:list-level-style-number text:level="5" text:style-name="WW8Num2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number>
      <text:list-level-style-number text:level="6" text:style-name="WW8Num2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9.22cm" fo:text-indent="-0.318cm" fo:margin-left="9.22cm"/>
        </style:list-level-properties>
      </text:list-level-style-number>
      <text:list-level-style-number text:level="7" text:style-name="WW8Num27z6" style:num-suffix="." style:num-format="1" text:display-levels="2">
        <style:list-level-properties text:list-level-position-and-space-mode="label-alignment">
          <style:list-level-label-alignment text:label-followed-by="listtab" text:list-tab-stop-position="10.49cm" fo:text-indent="-0.635cm" fo:margin-left="10.49cm"/>
        </style:list-level-properties>
      </text:list-level-style-number>
      <text:list-level-style-number text:level="8" text:style-name="WW8Num2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76cm" fo:text-indent="-0.635cm" fo:margin-left="11.76cm"/>
        </style:list-level-properties>
      </text:list-level-style-number>
      <text:list-level-style-number text:level="9" text:style-name="WW8Num2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3.03cm" fo:text-indent="-0.318cm" fo:margin-left="13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5.643cm" fo:text-indent="-0.635cm" fo:margin-left="5.643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13cm" fo:text-indent="-0.635cm" fo:margin-left="6.913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183cm" fo:text-indent="-0.635cm" fo:margin-left="8.183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9.453cm" fo:text-indent="-0.635cm" fo:margin-left="9.453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23cm" fo:text-indent="-0.635cm" fo:margin-left="10.723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11.993cm" fo:text-indent="-0.635cm" fo:margin-left="11.993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3.263cm" fo:text-indent="-0.635cm" fo:margin-left="13.263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4.533cm" fo:text-indent="-0.635cm" fo:margin-left="14.5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">
        <style:list-level-properties text:list-level-position-and-space-mode="label-alignment">
          <style:list-level-label-alignment text:label-followed-by="listtab" text:list-tab-stop-position="2.101cm" fo:text-indent="-1.101cm" fo:margin-left="2.101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"/>
      </text:list-level-style-bullet>
      <text:list-level-style-bullet text:level="2" text:style-name="WW8Num30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WW8Num3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bullet text:level="3" text:style-name="WW8Num32z2" style:num-suffix="." text:bullet-char="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  <style:text-properties style:font-name="Symbol"/>
      </text:list-level-style-bullet>
      <text:list-level-style-number text:level="4" text:style-name="WW8Num32z3" style:num-suffix="." style:num-format="1" text:display-levels="2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3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3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32z6" style:num-suffix="." style:num-format="1" text:display-levels="2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3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3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</text:list-level-style-number>
      <text:list-level-style-number text:level="2" text:style-name="WW8Num33z1" style:num-suffix="." style:num-format="1" text:display-levels="2">
        <style:list-level-properties text:list-level-position-and-space-mode="label-alignment">
          <style:list-level-label-alignment text:label-followed-by="listtab" text:list-tab-stop-position="2.997cm" fo:text-indent="-0.762cm" fo:margin-left="2.997cm"/>
        </style:list-level-properties>
      </text:list-level-style-number>
      <text:list-level-style-number text:level="3" text:style-name="WW8Num33z1" style:num-suffix="." style:num-format="1" text:display-levels="3">
        <style:list-level-properties text:list-level-position-and-space-mode="label-alignment">
          <style:list-level-label-alignment text:label-followed-by="listtab" text:list-tab-stop-position="4.14cm" fo:text-indent="-0.889cm" fo:margin-left="3.759cm"/>
        </style:list-level-properties>
      </text:list-level-style-number>
      <text:list-level-style-number text:level="4" text:style-name="WW8Num33z1" style:num-suffix="." style:num-format="1" text:display-levels="4">
        <style:list-level-properties text:list-level-position-and-space-mode="label-alignment">
          <style:list-level-label-alignment text:label-followed-by="listtab" text:list-tab-stop-position="5.41cm" fo:text-indent="-1.143cm" fo:margin-left="4.648cm"/>
        </style:list-level-properties>
      </text:list-level-style-number>
      <text:list-level-style-number text:level="5" text:style-name="WW8Num33z1" style:num-suffix="." style:num-format="1" text:display-levels="5">
        <style:list-level-properties text:list-level-position-and-space-mode="label-alignment">
          <style:list-level-label-alignment text:label-followed-by="listtab" text:list-tab-stop-position="6.045cm" fo:text-indent="-1.397cm" fo:margin-left="5.537cm"/>
        </style:list-level-properties>
      </text:list-level-style-number>
      <text:list-level-style-number text:level="6" text:style-name="WW8Num33z1" style:num-suffix="." style:num-format="1" text:display-levels="6">
        <style:list-level-properties text:list-level-position-and-space-mode="label-alignment">
          <style:list-level-label-alignment text:label-followed-by="listtab" text:list-tab-stop-position="7.315cm" fo:text-indent="-1.651cm" fo:margin-left="6.426cm"/>
        </style:list-level-properties>
      </text:list-level-style-number>
      <text:list-level-style-number text:level="7" text:style-name="WW8Num33z1" style:num-suffix="." style:num-format="1" text:display-levels="7">
        <style:list-level-properties text:list-level-position-and-space-mode="label-alignment">
          <style:list-level-label-alignment text:label-followed-by="listtab" text:list-tab-stop-position="7.95cm" fo:text-indent="-1.905cm" fo:margin-left="7.315cm"/>
        </style:list-level-properties>
      </text:list-level-style-number>
      <text:list-level-style-number text:level="8" text:style-name="WW8Num33z1" style:num-suffix="." style:num-format="1" text:display-levels="8">
        <style:list-level-properties text:list-level-position-and-space-mode="label-alignment">
          <style:list-level-label-alignment text:label-followed-by="listtab" text:list-tab-stop-position="9.22cm" fo:text-indent="-2.159cm" fo:margin-left="8.204cm"/>
        </style:list-level-properties>
      </text:list-level-style-number>
      <text:list-level-style-number text:level="9" text:style-name="WW8Num33z1" style:num-suffix="." style:num-format="1" text:display-levels="9">
        <style:list-level-properties text:list-level-position-and-space-mode="label-alignment">
          <style:list-level-label-alignment text:label-followed-by="listtab" text:list-tab-stop-position="10.49cm" fo:text-indent="-2.54cm" fo:margin-left="9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371cm" fo:text-indent="-0.635cm" fo:margin-left="3.371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  <style:text-properties style:font-name="Courier New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  <style:text-properties style:font-name="Courier New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9.721cm" fo:text-indent="-0.635cm" fo:margin-left="9.721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0.991cm" fo:text-indent="-0.635cm" fo:margin-left="10.991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2.261cm" fo:text-indent="-0.635cm" fo:margin-left="12.261cm"/>
        </style:list-level-properties>
        <style:text-properties style:font-name="Courier New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3.531cm" fo:text-indent="-0.635cm" fo:margin-left="13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">
        <style:list-level-properties text:list-level-position-and-space-mode="label-alignment">
          <style:list-level-label-alignment text:label-followed-by="listtab" text:list-tab-stop-position="2.6cm" fo:text-indent="-1cm" fo:margin-left="2.6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1.341cm" fo:margin-left="2.54cm"/>
        </style:list-level-properties>
        <style:text-properties style:font-name="Wingdings"/>
      </text:list-level-style-bullet>
      <text:list-level-style-bullet text:level="3" text:style-name="WW8Num36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">
        <style:list-level-properties text:list-level-position-and-space-mode="label-alignment">
          <style:list-level-label-alignment text:label-followed-by="listtab" text:list-tab-stop-position="6.653cm" fo:text-indent="-0.4cm" fo:margin-left="6.653cm"/>
        </style:list-level-properties>
        <style:text-properties style:font-name="Wingdings"/>
      </text:list-level-style-bullet>
      <text:list-level-style-bullet text:level="2" text:style-name="WW8Num3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–">
        <style:list-level-properties text:list-level-position-and-space-mode="label-alignment">
          <style:list-level-label-alignment text:label-followed-by="listtab" text:list-tab-stop-position="3.736cm" fo:text-indent="-0.635cm" fo:margin-left="3.736cm"/>
        </style:list-level-properties>
        <style:text-properties style:font-name="Times New Roman"/>
      </text:list-level-style-bullet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">
        <style:list-level-properties text:list-level-position-and-space-mode="label-alignment">
          <style:list-level-label-alignment text:label-followed-by="listtab" text:list-tab-stop-position="2.6cm" fo:text-indent="-1cm" fo:margin-left="2.6cm"/>
        </style:list-level-properties>
        <style:text-properties style:font-name="Liberation Serif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822cm" fo:text-indent="-0.635cm" fo:margin-left="2.822cm"/>
        </style:list-level-properties>
        <style:text-properties style:font-name="Courier New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4.092cm" fo:text-indent="-0.635cm" fo:margin-left="4.092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  <style:text-properties style:font-name="Courier New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902cm" fo:text-indent="-0.635cm" fo:margin-left="7.90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9.172cm" fo:text-indent="-0.635cm" fo:margin-left="9.172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442cm" fo:text-indent="-0.635cm" fo:margin-left="10.442cm"/>
        </style:list-level-properties>
        <style:text-properties style:font-name="Courier New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712cm" fo:text-indent="-0.635cm" fo:margin-left="11.71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entury Gothic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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">
        <style:list-level-properties text:list-level-position-and-space-mode="label-alignment">
          <style:list-level-label-alignment text:label-followed-by="listtab" text:list-tab-stop-position="5.091cm" fo:text-indent="-0.635cm" fo:margin-left="5.091cm"/>
        </style:list-level-properties>
        <style:text-properties style:font-name="Wingdings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6.361cm" fo:text-indent="-0.635cm" fo:margin-left="6.361cm"/>
        </style:list-level-properties>
        <style:text-properties style:font-name="Courier New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31cm" fo:text-indent="-0.635cm" fo:margin-left="7.63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901cm" fo:text-indent="-0.635cm" fo:margin-left="8.901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10.171cm" fo:text-indent="-0.635cm" fo:margin-left="10.171cm"/>
        </style:list-level-properties>
        <style:text-properties style:font-name="Courier New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41cm" fo:text-indent="-0.635cm" fo:margin-left="11.441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12.711cm" fo:text-indent="-0.635cm" fo:margin-left="12.711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3.981cm" fo:text-indent="-0.635cm" fo:margin-left="13.981cm"/>
        </style:list-level-properties>
        <style:text-properties style:font-name="Courier New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5.251cm" fo:text-indent="-0.635cm" fo:margin-left="15.2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9.721cm" fo:text-indent="-0.635cm" fo:margin-left="9.721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10.991cm" fo:text-indent="-0.635cm" fo:margin-left="10.991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2.261cm" fo:text-indent="-0.635cm" fo:margin-left="12.261cm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3.531cm" fo:text-indent="-0.635cm" fo:margin-left="13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1.6cm" fo:margin-right="0cm" fo:text-align="start" style:justify-single-word="false" fo:text-indent="-1.6cm" style:auto-text-indent="false"/>
    </style:style>
    <style:style style:name="MT1" style:family="text">
      <style:text-properties style:font-name="Arial Narrow" style:font-name-complex="Arial Narrow"/>
    </style:style>
    <style:style style:name="MT2" style:family="text">
      <style:text-properties style:font-name="Arial Narrow" fo:font-weight="bold" style:font-weight-asian="bold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cm" fo:margin-bottom="1.501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Marco1" text:anchor-type="paragraph" svg:y="0.002cm" draw:z-index="1"><draw:text-box fo:min-height="0.058cm" fo:min-width="0.041cm"><text:p text:style-name="MP1"><text:span text:style-name="MT1">Páxina</text:span><text:span text:style-name="MT2"> </text:span><text:span text:style-name="MT2"><text:page-number text:select-page="current">2</text:page-number></text:span><text:span text:style-name="MT2"><text:s/></text:span><text:span text:style-name="MT1">de</text:span><text:span text:style-name="MT2"> </text:span><text:span text:style-name="MT2"><text:page-count style:num-format="1">2</text:page-count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traballo</dc:title>
    <dc:subject/>
    <meta:keyword/>
    <meta:initial-creator>Xesús Cociña Souto</meta:initial-creator>
    <meta:creation-date>2019-09-30T20:05:00</meta:creation-date>
    <dc:date>2023-10-03T16:48:35.291000000</dc:date>
    <meta:print-date>2019-09-30T21:05:00</meta:print-date>
    <meta:editing-cycles>8</meta:editing-cycles>
    <meta:editing-duration>PT9M15S</meta:editing-duration>
    <meta:generator>LibreOffice/7.1.2.2$Windows_X86_64 LibreOffice_project/8a45595d069ef5570103caea1b71cc9d82b2aae4</meta:generator>
    <meta:document-statistic meta:table-count="7" meta:image-count="0" meta:object-count="0" meta:page-count="2" meta:paragraph-count="82" meta:word-count="494" meta:character-count="3101" meta:non-whitespace-character-count="2696"/>
  </office:meta>
</office:document-meta>
</file>